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161in"/>
    </style:style>
    <style:style style:name="co2" style:family="table-column">
      <style:table-column-properties fo:break-before="auto" style:column-width="1.8965in"/>
    </style:style>
    <style:style style:name="co3" style:family="table-column">
      <style:table-column-properties fo:break-before="auto" style:column-width="1.7665in"/>
    </style:style>
    <style:style style:name="co4" style:family="table-column">
      <style:table-column-properties fo:break-before="auto" style:column-width="1.6055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1.3575in"/>
    </style:style>
    <style:style style:name="co8" style:family="table-column">
      <style:table-column-properties fo:break-before="auto" style:column-width="2.1008in"/>
    </style:style>
    <style:style style:name="co9" style:family="table-column">
      <style:table-column-properties fo:break-before="auto" style:column-width="1.9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4756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4866in"/>
    </style:style>
    <style:style style:name="co15" style:family="table-column">
      <style:table-column-properties fo:break-before="auto" style:column-width="1.3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language-asian="zh" style:country-asian="CN" style:font-name="Nimbus Sans" fo:font-weight="normal" style:text-line-through-type="none" style:text-outline="false" style:text-line-through-mode="continuous" style:font-name-asian="Nimbus Sans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Host</text:p>
          </table:table-cell>
          <table:table-cell table:style-name="ce1" table:number-columns-repeated="8"/>
          <table:table-cell/>
          <table:table-cell office:value-type="string" calcext:value-type="string">
            <text:p>overla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ead time 1GB</text:p>
          </table:table-cell>
          <table:table-cell table:style-name="ce1" office:value-type="string" calcext:value-type="string">
            <text:p>Write time 1GB unmodified</text:p>
          </table:table-cell>
          <table:table-cell table:style-name="ce1" office:value-type="string" calcext:value-type="string">
            <text:p>Write time 1GB modified</text:p>
          </table:table-cell>
          <table:table-cell table:style-name="ce1" office:value-type="string" calcext:value-type="string">
            <text:p>Read time 10*100MB</text:p>
          </table:table-cell>
          <table:table-cell table:style-name="ce1" office:value-type="string" calcext:value-type="string">
            <text:p>Write time 10*100MB unmodified</text:p>
          </table:table-cell>
          <table:table-cell table:style-name="ce1" office:value-type="string" calcext:value-type="string">
            <text:p>Write time 10*100MB modified</text:p>
          </table:table-cell>
          <table:table-cell table:style-name="ce1" office:value-type="string" calcext:value-type="string">
            <text:p>Read time 100MB</text:p>
          </table:table-cell>
          <table:table-cell table:style-name="ce1" office:value-type="string" calcext:value-type="string">
            <text:p>Write time 100MB unmodified</text:p>
          </table:table-cell>
          <table:table-cell table:style-name="ce1" office:value-type="string" calcext:value-type="string">
            <text:p>Write time 100MB modified</text:p>
          </table:table-cell>
          <table:table-cell/>
          <table:table-cell table:style-name="ce1" table:number-columns-repeated="5"/>
        </table:table-row>
        <table:table-row table:style-name="ro1">
          <table:table-cell/>
          <table:table-cell office:value-type="float" office:value="10.1346001625061" calcext:value-type="float">
            <text:p>10.1346</text:p>
          </table:table-cell>
          <table:table-cell office:value-type="float" office:value="9.6301167011261" calcext:value-type="float">
            <text:p>9.6301</text:p>
          </table:table-cell>
          <table:table-cell office:value-type="float" office:value="9.85388016700745" calcext:value-type="float">
            <text:p>9.8539</text:p>
          </table:table-cell>
          <table:table-cell office:value-type="float" office:value="9.59788393974304" calcext:value-type="float">
            <text:p>9.5979</text:p>
          </table:table-cell>
          <table:table-cell office:value-type="float" office:value="10.4319751262665" calcext:value-type="float">
            <text:p>10.4320</text:p>
          </table:table-cell>
          <table:table-cell office:value-type="float" office:value="10.4309196472168" calcext:value-type="float">
            <text:p>10.4309</text:p>
          </table:table-cell>
          <table:table-cell office:value-type="float" office:value="0.959394454956055" calcext:value-type="float">
            <text:p>0.9594</text:p>
          </table:table-cell>
          <table:table-cell office:value-type="float" office:value="1.02153420448303" calcext:value-type="float">
            <text:p>1.0215</text:p>
          </table:table-cell>
          <table:table-cell office:value-type="float" office:value="1.09731912612915" calcext:value-type="float">
            <text:p>1.0973</text:p>
          </table:table-cell>
          <table:table-cell/>
          <table:table-cell table:style-name="ce1" office:value-type="string" calcext:value-type="string">
            <text:p>1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10</text:p>
          </table:table-cell>
          <table:table-cell table:style-name="ce2" office:value-type="string" calcext:value-type="string">
            <text:p>Layer 9/10</text:p>
          </table:table-cell>
        </table:table-row>
        <table:table-row table:style-name="ro2">
          <table:table-cell/>
          <table:table-cell office:value-type="float" office:value="10.0875861644745" calcext:value-type="float">
            <text:p>10.0876</text:p>
          </table:table-cell>
          <table:table-cell office:value-type="float" office:value="10.1440358161926" calcext:value-type="float">
            <text:p>10.1440</text:p>
          </table:table-cell>
          <table:table-cell office:value-type="float" office:value="9.85978102684021" calcext:value-type="float">
            <text:p>9.8598</text:p>
          </table:table-cell>
          <table:table-cell office:value-type="float" office:value="10.3532752990723" calcext:value-type="float">
            <text:p>10.3533</text:p>
          </table:table-cell>
          <table:table-cell office:value-type="float" office:value="10.4065227508545" calcext:value-type="float">
            <text:p>10.4065</text:p>
          </table:table-cell>
          <table:table-cell office:value-type="float" office:value="10.4312877655029" calcext:value-type="float">
            <text:p>10.4313</text:p>
          </table:table-cell>
          <table:table-cell office:value-type="float" office:value="1.05115699768066" calcext:value-type="float">
            <text:p>1.0512</text:p>
          </table:table-cell>
          <table:table-cell office:value-type="float" office:value="1.03816390037537" calcext:value-type="float">
            <text:p>1.0382</text:p>
          </table:table-cell>
          <table:table-cell office:value-type="float" office:value="1.0084912776947" calcext:value-type="float">
            <text:p>1.0085</text:p>
          </table:table-cell>
          <table:table-cell/>
          <table:table-cell table:style-name="ce1" office:value-type="string" calcext:value-type="string">
            <text:p>Read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20]; 2); CHAR(10); &quot;(&quot;; [.B23]; &quot;)&quot;)" office:value-type="string" office:string-value="9.93&#10;(9.64 - 10.21)" calcext:value-type="string">
            <text:p>9.93</text:p>
            <text:p>(9.64 - 10.21)</text:p>
          </table:table-cell>
          <table:table-cell table:style-name="ce1" table:formula="of:=CONCATENATE(ROUND([.B32]; 2); CHAR(10); &quot;(&quot;; [.B35]; &quot;)&quot;)" office:value-type="string" office:string-value="9.66&#10;(9.64 - 9.69)" calcext:value-type="string">
            <text:p>9.66</text:p>
            <text:p>(9.64 - 9.69)</text:p>
          </table:table-cell>
          <table:table-cell table:style-name="ce1" table:formula="of:=CONCATENATE(ROUND([.B44]; 2); CHAR(10); &quot;(&quot;; [.B47]; &quot;)&quot;)" office:value-type="string" office:string-value="9.62&#10;(9.6 - 9.64)" calcext:value-type="string">
            <text:p>9.62</text:p>
            <text:p>(9.6 - 9.64)</text:p>
          </table:table-cell>
        </table:table-row>
        <table:table-row table:style-name="ro2">
          <table:table-cell/>
          <table:table-cell office:value-type="float" office:value="10.217512845993" calcext:value-type="float">
            <text:p>10.2175</text:p>
          </table:table-cell>
          <table:table-cell office:value-type="float" office:value="10.0541033744812" calcext:value-type="float">
            <text:p>10.0541</text:p>
          </table:table-cell>
          <table:table-cell office:value-type="float" office:value="9.81038522720337" calcext:value-type="float">
            <text:p>9.8104</text:p>
          </table:table-cell>
          <table:table-cell office:value-type="float" office:value="10.4181206226349" calcext:value-type="float">
            <text:p>10.4181</text:p>
          </table:table-cell>
          <table:table-cell office:value-type="float" office:value="10.5318365097046" calcext:value-type="float">
            <text:p>10.5318</text:p>
          </table:table-cell>
          <table:table-cell office:value-type="float" office:value="10.4737110137939" calcext:value-type="float">
            <text:p>10.4737</text:p>
          </table:table-cell>
          <table:table-cell office:value-type="float" office:value="1.04200792312622" calcext:value-type="float">
            <text:p>1.0420</text:p>
          </table:table-cell>
          <table:table-cell office:value-type="float" office:value="1.02103137969971" calcext:value-type="float">
            <text:p>1.0210</text:p>
          </table:table-cell>
          <table:table-cell office:value-type="float" office:value="1.04660487174988" calcext:value-type="float">
            <text:p>1.0466</text:p>
          </table:table-cell>
          <table:table-cell/>
          <table:table-cell table:style-name="ce1" office:value-type="string" calcext:value-type="string">
            <text:p>Write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20]; 2); CHAR(10); &quot;(&quot;; [.C23]; &quot;)&quot;)" office:value-type="string" office:string-value="10.27&#10;(10.04 - 10.49)" calcext:value-type="string">
            <text:p>10.27</text:p>
            <text:p>(10.04 - 10.49)</text:p>
          </table:table-cell>
          <table:table-cell table:style-name="ce1" table:formula="of:=CONCATENATE(ROUND([.C32]; 2); CHAR(10); &quot;(&quot;; [.C35]; &quot;)&quot;)" office:value-type="string" office:string-value="10.19&#10;(9.89 - 10.5)" calcext:value-type="string">
            <text:p>10.19</text:p>
            <text:p>(9.89 - 10.5)</text:p>
          </table:table-cell>
          <table:table-cell table:style-name="ce1" table:formula="of:=CONCATENATE(ROUND([.C44]; 2); CHAR(10); &quot;(&quot;; [.C47]; &quot;)&quot;)" office:value-type="string" office:string-value="10.33&#10;(9.94 - 10.72)" calcext:value-type="string">
            <text:p>10.33</text:p>
            <text:p>(9.94 - 10.72)</text:p>
          </table:table-cell>
        </table:table-row>
        <table:table-row table:style-name="ro2">
          <table:table-cell/>
          <table:table-cell office:value-type="float" office:value="10.1654572486877" calcext:value-type="float">
            <text:p>10.1655</text:p>
          </table:table-cell>
          <table:table-cell office:value-type="float" office:value="10.08895611763" calcext:value-type="float">
            <text:p>10.0890</text:p>
          </table:table-cell>
          <table:table-cell office:value-type="float" office:value="10.0341858863831" calcext:value-type="float">
            <text:p>10.0342</text:p>
          </table:table-cell>
          <table:table-cell office:value-type="float" office:value="9.7714273929596" calcext:value-type="float">
            <text:p>9.7714</text:p>
          </table:table-cell>
          <table:table-cell office:value-type="float" office:value="10.9322781562805" calcext:value-type="float">
            <text:p>10.9323</text:p>
          </table:table-cell>
          <table:table-cell office:value-type="float" office:value="10.7484035491943" calcext:value-type="float">
            <text:p>10.7484</text:p>
          </table:table-cell>
          <table:table-cell office:value-type="float" office:value="0.963671445846558" calcext:value-type="float">
            <text:p>0.9637</text:p>
          </table:table-cell>
          <table:table-cell office:value-type="float" office:value="1.02702617645264" calcext:value-type="float">
            <text:p>1.0270</text:p>
          </table:table-cell>
          <table:table-cell office:value-type="float" office:value="1.14238119125366" calcext:value-type="float">
            <text:p>1.1424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20]; 2); CHAR(10); &quot;(&quot;; [.D23]; &quot;)&quot;)" office:value-type="string" office:string-value="10.42&#10;(10.1 - 10.74)" calcext:value-type="string">
            <text:p>10.42</text:p>
            <text:p>(10.1 - 10.74)</text:p>
          </table:table-cell>
          <table:table-cell table:style-name="ce1" table:formula="of:=CONCATENATE(ROUND([.D32]; 2); CHAR(10); &quot;(&quot;; [.D35]; &quot;)&quot;)" office:value-type="string" office:string-value="10.1&#10;(9.84 - 10.37)" calcext:value-type="string">
            <text:p>10.1</text:p>
            <text:p>(9.84 - 10.37)</text:p>
          </table:table-cell>
          <table:table-cell table:style-name="ce1" table:formula="of:=CONCATENATE(ROUND([.D44]; 2); CHAR(10); &quot;(&quot;; [.D47]; &quot;)&quot;)" office:value-type="string" office:string-value="10.43&#10;(10.19 - 10.67)" calcext:value-type="string">
            <text:p>10.43</text:p>
            <text:p>(10.19 - 10.67)</text:p>
          </table:table-cell>
        </table:table-row>
        <table:table-row table:style-name="ro2">
          <table:table-cell/>
          <table:table-cell office:value-type="float" office:value="9.46111798286438" calcext:value-type="float">
            <text:p>9.4611</text:p>
          </table:table-cell>
          <table:table-cell office:value-type="float" office:value="9.92829704284668" calcext:value-type="float">
            <text:p>9.9283</text:p>
          </table:table-cell>
          <table:table-cell office:value-type="float" office:value="10.2261354923248" calcext:value-type="float">
            <text:p>10.2261</text:p>
          </table:table-cell>
          <table:table-cell office:value-type="float" office:value="9.74429941177368" calcext:value-type="float">
            <text:p>9.7443</text:p>
          </table:table-cell>
          <table:table-cell office:value-type="float" office:value="10.77325963974" calcext:value-type="float">
            <text:p>10.7733</text:p>
          </table:table-cell>
          <table:table-cell office:value-type="float" office:value="10.4487736225128" calcext:value-type="float">
            <text:p>10.4488</text:p>
          </table:table-cell>
          <table:table-cell office:value-type="float" office:value="0.953391075134277" calcext:value-type="float">
            <text:p>0.9534</text:p>
          </table:table-cell>
          <table:table-cell office:value-type="float" office:value="1.08457612991333" calcext:value-type="float">
            <text:p>1.0846</text:p>
          </table:table-cell>
          <table:table-cell office:value-type="float" office:value="1.05007863044739" calcext:value-type="float">
            <text:p>1.0501</text:p>
          </table:table-cell>
          <table:table-cell/>
          <table:table-cell table:style-name="ce1" office:value-type="string" calcext:value-type="string">
            <text:p><text:span text:style-name="T2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20]; 2); CHAR(10); &quot;(&quot;; [.E23]; &quot;)&quot;)" office:value-type="string" office:string-value="10.15&#10;(9.93 - 10.37)" calcext:value-type="string">
            <text:p>10.15</text:p>
            <text:p>(9.93 - 10.37)</text:p>
          </table:table-cell>
          <table:table-cell table:style-name="ce1" table:formula="of:=CONCATENATE(ROUND([.E32]; 2); CHAR(10); &quot;(&quot;; [.E35]; &quot;)&quot;)" office:value-type="string" office:string-value="10.01&#10;(9.76 - 10.27)" calcext:value-type="string">
            <text:p>10.01</text:p>
            <text:p>(9.76 - 10.27)</text:p>
          </table:table-cell>
          <table:table-cell table:style-name="ce1" table:formula="of:=CONCATENATE(ROUND([.E44]; 2); CHAR(10); &quot;(&quot;; [.E47]; &quot;)&quot;)" office:value-type="string" office:string-value="9.9&#10;(9.87 - 9.92)" calcext:value-type="string">
            <text:p>9.9</text:p>
            <text:p>(9.87 - 9.92)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style-name="ce1" office:value-type="float" office:value="9.793" calcext:value-type="float">
            <text:p>9.793</text:p>
          </table:table-cell>
          <table:table-cell table:style-name="ce1" office:value-type="float" office:value="10.5594" calcext:value-type="float">
            <text:p>10.5594</text:p>
          </table:table-cell>
          <table:table-cell table:style-name="ce1" office:value-type="float" office:value="10.7347" calcext:value-type="float">
            <text:p>10.7347</text:p>
          </table:table-cell>
          <table:table-cell table:style-name="ce1" office:value-type="float" office:value="10.0937" calcext:value-type="float">
            <text:p>10.0937</text:p>
          </table:table-cell>
          <table:table-cell table:style-name="ce1" office:value-type="float" office:value="10.8482" calcext:value-type="float">
            <text:p>10.8482</text:p>
          </table:table-cell>
          <table:table-cell table:style-name="ce1" office:value-type="float" office:value="10.8935" calcext:value-type="float">
            <text:p>10.8935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float" office:value="1.0636" calcext:value-type="float">
            <text:p>1.0636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20]; 2); CHAR(10); &quot;(&quot;; [.F23]; &quot;)&quot;)" office:value-type="string" office:string-value="10.92&#10;(10.65 - 11.19)" calcext:value-type="string">
            <text:p>10.92</text:p>
            <text:p>(10.65 - 11.19)</text:p>
          </table:table-cell>
          <table:table-cell table:style-name="ce1" table:formula="of:=CONCATENATE(ROUND([.F32]; 2); CHAR(10); &quot;(&quot;; [.F35]; &quot;)&quot;)" office:value-type="string" office:string-value="10.64&#10;(10.39 - 10.89)" calcext:value-type="string">
            <text:p>10.64</text:p>
            <text:p>(10.39 - 10.89)</text:p>
          </table:table-cell>
          <table:table-cell table:style-name="ce1" table:formula="of:=CONCATENATE(ROUND([.F44]; 2); CHAR(10); &quot;(&quot;; [.F47]; &quot;)&quot;)" office:value-type="string" office:string-value="10.9&#10;(10.5 - 11.29)" calcext:value-type="string">
            <text:p>10.9</text:p>
            <text:p>(10.5 - 11.29)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ROUND(STDEV([.B3:.B7]); 4)" office:value-type="float" office:value="0.3122" calcext:value-type="float">
            <text:p>0.3122</text:p>
          </table:table-cell>
          <table:table-cell table:formula="of:=ROUND(STDEV([.C3:.C7]); 4)" office:value-type="float" office:value="0.2054" calcext:value-type="float">
            <text:p>0.2054</text:p>
          </table:table-cell>
          <table:table-cell table:formula="of:=ROUND(STDEV([.D3:.D7]); 4)" office:value-type="float" office:value="0.1732" calcext:value-type="float">
            <text:p>0.1732</text:p>
          </table:table-cell>
          <table:table-cell table:formula="of:=ROUND(STDEV([.E3:.E7]); 4)" office:value-type="float" office:value="0.3796" calcext:value-type="float">
            <text:p>0.3796</text:p>
          </table:table-cell>
          <table:table-cell table:formula="of:=ROUND(STDEV([.F3:.F7]); 4)" office:value-type="float" office:value="0.2289" calcext:value-type="float">
            <text:p>0.2289</text:p>
          </table:table-cell>
          <table:table-cell table:formula="of:=ROUND(STDEV([.G3:.G7]); 4)" office:value-type="float" office:value="0.1363" calcext:value-type="float">
            <text:p>0.1363</text:p>
          </table:table-cell>
          <table:table-cell table:formula="of:=ROUND(STDEV([.H3:.H7]); 4)" office:value-type="float" office:value="0.0483" calcext:value-type="float">
            <text:p>0.0483</text:p>
          </table:table-cell>
          <table:table-cell table:formula="of:=ROUND(STDEV([.I3:.I7]); 4)" office:value-type="float" office:value="0.0267" calcext:value-type="float">
            <text:p>0.0267</text:p>
          </table:table-cell>
          <table:table-cell table:formula="of:=ROUND(STDEV([.J3:.J7]); 4)" office:value-type="float" office:value="0.0517" calcext:value-type="float">
            <text:p>0.0517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20]; 2); CHAR(10); &quot;(&quot;; [.G23]; &quot;)&quot;)" office:value-type="string" office:string-value="11.26&#10;(10.86 - 11.65)" calcext:value-type="string">
            <text:p>11.26</text:p>
            <text:p>(10.86 - 11.65)</text:p>
          </table:table-cell>
          <table:table-cell table:style-name="ce1" table:formula="of:=CONCATENATE(ROUND([.G32]; 2); CHAR(10); &quot;(&quot;; [.G35]; &quot;)&quot;)" office:value-type="string" office:string-value="10.73&#10;(10.43 - 11.03)" calcext:value-type="string">
            <text:p>10.73</text:p>
            <text:p>(10.43 - 11.03)</text:p>
          </table:table-cell>
          <table:table-cell table:style-name="ce1" table:formula="of:=CONCATENATE(ROUND([.G44]; 2); CHAR(10); &quot;(&quot;; [.G47]; &quot;)&quot;)" office:value-type="string" office:string-value="10.74&#10;(10.45 - 11.03)" calcext:value-type="string">
            <text:p>10.74</text:p>
            <text:p>(10.45 - 11.03)</text:p>
          </table:table-cell>
        </table:table-row>
        <table:table-row table:style-name="ro2">
          <table:table-cell/>
          <table:table-cell table:formula="of:=CONFIDENCE(0.05; STDEV([.B3:.B8]); 5)" office:value-type="float" office:value="0.257171979924203" calcext:value-type="float">
            <text:p>0.2572</text:p>
          </table:table-cell>
          <table:table-cell table:formula="of:=CONFIDENCE(0.05; STDEV([.C3:.C8]); 5)" office:value-type="float" office:value="0.265615194964167" calcext:value-type="float">
            <text:p>0.2656</text:p>
          </table:table-cell>
          <table:table-cell table:formula="of:=CONFIDENCE(0.05; STDEV([.D3:.D8]); 5)" office:value-type="float" office:value="0.309686943297632" calcext:value-type="float">
            <text:p>0.3097</text:p>
          </table:table-cell>
          <table:table-cell table:formula="of:=CONFIDENCE(0.05; STDEV([.E3:.E8]); 5)" office:value-type="float" office:value="0.300497180271826" calcext:value-type="float">
            <text:p>0.3005</text:p>
          </table:table-cell>
          <table:table-cell table:formula="of:=CONFIDENCE(0.05; STDEV([.F3:.F8]); 5)" office:value-type="float" office:value="0.19788423225859" calcext:value-type="float">
            <text:p>0.1979</text:p>
          </table:table-cell>
          <table:table-cell table:formula="of:=CONFIDENCE(0.05; STDEV([.G3:.G8]); 5)" office:value-type="float" office:value="0.174876531090691" calcext:value-type="float">
            <text:p>0.1749</text:p>
          </table:table-cell>
          <table:table-cell table:formula="of:=CONFIDENCE(0.05; STDEV([.H3:.H8]); 5)" office:value-type="float" office:value="0.0378984543054578" calcext:value-type="float">
            <text:p>0.0379</text:p>
          </table:table-cell>
          <table:table-cell table:formula="of:=CONFIDENCE(0.05; STDEV([.I3:.I8]); 5)" office:value-type="float" office:value="0.0239921686843064" calcext:value-type="float">
            <text:p>0.0240</text:p>
          </table:table-cell>
          <table:table-cell table:formula="of:=CONFIDENCE(0.05; STDEV([.J3:.J8]); 5)" office:value-type="float" office:value="0.0406080892092184" calcext:value-type="float">
            <text:p>0.0406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4); CHAR(10); &quot;(&quot;; [.H11]; &quot;)&quot;)" office:value-type="string" office:string-value="0.9906&#10;(0.95 - 1.03)" calcext:value-type="string">
            <text:p>0.9906</text:p>
            <text:p>(0.95 - 1.03)</text:p>
          </table:table-cell>
          <table:table-cell table:style-name="ce1" table:formula="of:=CONCATENATE(ROUND([.H20]; 4); CHAR(10); &quot;(&quot;; [.H23]; &quot;)&quot;)" office:value-type="string" office:string-value="1.0141&#10;(0.97 - 1.06)" calcext:value-type="string">
            <text:p>1.0141</text:p>
            <text:p>(0.97 - 1.06)</text:p>
          </table:table-cell>
          <table:table-cell table:style-name="ce1" table:formula="of:=CONCATENATE(ROUND([.H32]; 4); CHAR(10); &quot;(&quot;; [.H35]; &quot;)&quot;)" office:value-type="string" office:string-value="1.0203&#10;(1.01 - 1.03)" calcext:value-type="string">
            <text:p>1.0203</text:p>
            <text:p>(1.01 - 1.03)</text:p>
          </table:table-cell>
          <table:table-cell table:style-name="ce1" table:formula="of:=CONCATENATE(ROUND([.H44]; 4); CHAR(10); &quot;(&quot;; [.H47]; &quot;)&quot;)" office:value-type="string" office:string-value="0.986&#10;(0.97 - 1)" calcext:value-type="string">
            <text:p>0.986</text:p>
            <text:p>(0.97 - 1)</text:p>
          </table:table-cell>
        </table:table-row>
        <table:table-row table:style-name="ro2">
          <table:table-cell office:value-type="string" calcext:value-type="string">
            <text:p>95% Confidence interval</text:p>
          </table:table-cell>
          <table:table-cell table:style-name="ce1" table:formula="of:=CONCATENATE(ROUND([.B8]-[.B10]; 2);&quot; - &quot;;ROUND([.B8]+[.B10]; 2))" office:value-type="string" office:string-value="9.54 - 10.05" calcext:value-type="string">
            <text:p>9.54 - 10.05</text:p>
          </table:table-cell>
          <table:table-cell table:style-name="ce1" table:formula="of:=CONCATENATE(ROUND([.C8]-[.C10]; 2);&quot; - &quot;;ROUND([.C8]+[.C10]; 2))" office:value-type="string" office:string-value="10.29 - 10.83" calcext:value-type="string">
            <text:p>10.29 - 10.83</text:p>
          </table:table-cell>
          <table:table-cell table:style-name="ce1" table:formula="of:=CONCATENATE(ROUND([.D8]-[.D10]; 2);&quot; - &quot;;ROUND([.D8]+[.D10]; 2))" office:value-type="string" office:string-value="10.43 - 11.04" calcext:value-type="string">
            <text:p>10.43 - 11.04</text:p>
          </table:table-cell>
          <table:table-cell table:style-name="ce1" table:formula="of:=CONCATENATE(ROUND([.E8]-[.E10]; 2);&quot; - &quot;;ROUND([.E8]+[.E10]; 2))" office:value-type="string" office:string-value="9.79 - 10.39" calcext:value-type="string">
            <text:p>9.79 - 10.39</text:p>
          </table:table-cell>
          <table:table-cell table:style-name="ce1" table:formula="of:=CONCATENATE(ROUND([.F8]-[.F10]; 2);&quot; - &quot;;ROUND([.F8]+[.F10]; 2))" office:value-type="string" office:string-value="10.65 - 11.05" calcext:value-type="string">
            <text:p>10.65 - 11.05</text:p>
          </table:table-cell>
          <table:table-cell table:style-name="ce1" table:formula="of:=CONCATENATE(ROUND([.G8]-[.G10]; 2);&quot; - &quot;;ROUND([.G8]+[.G10]; 2))" office:value-type="string" office:string-value="10.72 - 11.07" calcext:value-type="string">
            <text:p>10.72 - 11.07</text:p>
          </table:table-cell>
          <table:table-cell table:style-name="ce1" table:formula="of:=CONCATENATE(ROUND([.H8]-[.H10]; 2);&quot; - &quot;;ROUND([.H8]+[.H10]; 2))" office:value-type="string" office:string-value="0.95 - 1.03" calcext:value-type="string">
            <text:p>0.95 - 1.03</text:p>
          </table:table-cell>
          <table:table-cell table:style-name="ce1" table:formula="of:=CONCATENATE(ROUND([.I8]-[.I10]; 2);&quot; - &quot;;ROUND([.I8]+[.I10]; 2))" office:value-type="string" office:string-value="1.05 - 1.1" calcext:value-type="string">
            <text:p>1.05 - 1.1</text:p>
          </table:table-cell>
          <table:table-cell table:style-name="ce1" table:formula="of:=CONCATENATE(ROUND([.J8]-[.J10]; 2);&quot; - &quot;;ROUND([.J8]+[.J10]; 2))" office:value-type="string" office:string-value="1.02 - 1.1" calcext:value-type="string">
            <text:p>1.02 - 1.1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20]; 2); CHAR(10); &quot;(&quot;; [.I23]; &quot;)&quot;)" office:value-type="string" office:string-value="1.09&#10;(1.07 - 1.12)" calcext:value-type="string">
            <text:p>1.09</text:p>
            <text:p>(1.07 - 1.12)</text:p>
          </table:table-cell>
          <table:table-cell table:style-name="ce1" table:formula="of:=CONCATENATE(ROUND([.I32]; 2); CHAR(10); &quot;(&quot;; [.I35]; &quot;)&quot;)" office:value-type="string" office:string-value="1.13&#10;(1.03 - 1.23)" calcext:value-type="string">
            <text:p>1.13</text:p>
            <text:p>(1.03 - 1.23)</text:p>
          </table:table-cell>
          <table:table-cell table:style-name="ce1" table:formula="of:=CONCATENATE(ROUND([.I44]; 2); CHAR(10); &quot;(&quot;; [.I47]; &quot;)&quot;)" office:value-type="string" office:string-value="1.06&#10;(1.03 - 1.09)" calcext:value-type="string">
            <text:p>1.06</text:p>
            <text:p>(1.03 - 1.09)</text:p>
          </table:table-cell>
        </table:table-row>
        <table:table-row table:style-name="ro2">
          <table:table-cell table:number-columns-repeated="11"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20]; 2); CHAR(10); &quot;(&quot;; [.J23]; &quot;)&quot;)" office:value-type="string" office:string-value="1.11&#10;(1.04 - 1.19)" calcext:value-type="string">
            <text:p>1.11</text:p>
            <text:p>(1.04 - 1.19)</text:p>
          </table:table-cell>
          <table:table-cell table:style-name="ce1" table:formula="of:=CONCATENATE(ROUND([.J32]; 2); CHAR(10); &quot;(&quot;; [.J35]; &quot;)&quot;)" office:value-type="string" office:string-value="1.06&#10;(1.04 - 1.09)" calcext:value-type="string">
            <text:p>1.06</text:p>
            <text:p>(1.04 - 1.09)</text:p>
          </table:table-cell>
          <table:table-cell table:style-name="ce1" table:formula="of:=CONCATENATE(ROUND([.J44]; 2); CHAR(10); &quot;(&quot;; [.J47]; &quot;)&quot;)" office:value-type="string" office:string-value="1.09&#10;(1.04 - 1.14)" calcext:value-type="string">
            <text:p>1.09</text:p>
            <text:p>(1.04 - 1.14)</text:p>
          </table:table-cell>
        </table:table-row>
        <table:table-row table:style-name="ro1">
          <table:table-cell/>
          <table:table-cell office:value-type="string" calcext:value-type="string">
            <text:p>Bind Mount 10 layers</text:p>
          </table:table-cell>
          <table:table-cell table:number-columns-repeated="9"/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/>
          <table:table-cell table:style-name="ce1" office:value-type="string" calcext:value-type="string">
            <text:p>20 Layers</text:p>
          </table:table-cell>
          <table:table-cell table:style-name="ce1" office:value-type="string" calcext:value-type="string">
            <text:p>Host</text:p>
          </table:table-cell>
          <table:table-cell table:style-name="ce2" office:value-type="string" calcext:value-type="string">
            <text:p>Bind Mount</text:p>
          </table:table-cell>
          <table:table-cell table:style-name="ce2" office:value-type="string" calcext:value-type="string">
            <text:p>Layer 0/20</text:p>
          </table:table-cell>
          <table:table-cell table:style-name="ce2" office:value-type="string" calcext:value-type="string">
            <text:p>Layer 19/20</text:p>
          </table:table-cell>
        </table:table-row>
        <table:table-row table:style-name="ro2">
          <table:table-cell/>
          <table:table-cell office:value-type="float" office:value="10.2558143138886" calcext:value-type="float">
            <text:p>10.2558</text:p>
          </table:table-cell>
          <table:table-cell office:value-type="float" office:value="9.77807903289795" calcext:value-type="float">
            <text:p>9.7781</text:p>
          </table:table-cell>
          <table:table-cell office:value-type="float" office:value="9.78899812698364" calcext:value-type="float">
            <text:p>9.7890</text:p>
          </table:table-cell>
          <table:table-cell office:value-type="float" office:value="10.3209142684937" calcext:value-type="float">
            <text:p>10.3209</text:p>
          </table:table-cell>
          <table:table-cell office:value-type="float" office:value="10.3153963088989" calcext:value-type="float">
            <text:p>10.3154</text:p>
          </table:table-cell>
          <table:table-cell office:value-type="float" office:value="10.5316212177277" calcext:value-type="float">
            <text:p>10.5316</text:p>
          </table:table-cell>
          <table:table-cell office:value-type="float" office:value="0.985284090042114" calcext:value-type="float">
            <text:p>0.9853</text:p>
          </table:table-cell>
          <table:table-cell office:value-type="float" office:value="1.14613318443298" calcext:value-type="float">
            <text:p>1.1461</text:p>
          </table:table-cell>
          <table:table-cell office:value-type="float" office:value="1.03361964225769" calcext:value-type="float">
            <text:p>1.0336</text:p>
          </table:table-cell>
          <table:table-cell/>
          <table:table-cell table:style-name="ce1" office:value-type="string" calcext:value-type="string">
            <text:p><text:span text:style-name="T1">Read</text:span> 1GB</text:p>
          </table:table-cell>
          <table:table-cell table:style-name="ce1" table:formula="of:=CONCATENATE(ROUND([.B8]; 2); CHAR(10); &quot;(&quot;; [.B11]; &quot;)&quot;)" office:value-type="string" office:string-value="9.79&#10;(9.54 - 10.05)" calcext:value-type="string">
            <text:p>9.79</text:p>
            <text:p>(9.54 - 10.05)</text:p>
          </table:table-cell>
          <table:table-cell table:style-name="ce1" table:formula="of:=CONCATENATE(ROUND([.B56]; 2); CHAR(10); &quot;(&quot;; [.B59]; &quot;)&quot;)" office:value-type="string" office:string-value="9.82&#10;(9.65 - 10)" calcext:value-type="string">
            <text:p>9.82</text:p>
            <text:p>(9.65 - 10)</text:p>
          </table:table-cell>
          <table:table-cell table:style-name="ce1" table:formula="of:=CONCATENATE(ROUND([.B68]; 2); CHAR(10); &quot;(&quot;; [.B71]; &quot;)&quot;)" office:value-type="string" office:string-value="9.64&#10;(9.61 - 9.68)" calcext:value-type="string">
            <text:p>9.64</text:p>
            <text:p>(9.61 - 9.68)</text:p>
          </table:table-cell>
          <table:table-cell table:style-name="ce1" table:formula="of:=CONCATENATE(ROUND([.B80]; 2); CHAR(10); &quot;(&quot;; [.B83]; &quot;)&quot;)" office:value-type="string" office:string-value="10.16&#10;(10.13 - 10.18)" calcext:value-type="string">
            <text:p>10.16</text:p>
            <text:p>(10.13 - 10.18)</text:p>
          </table:table-cell>
        </table:table-row>
        <table:table-row table:style-name="ro2">
          <table:table-cell/>
          <table:table-cell office:value-type="float" office:value="9.47243285179138" calcext:value-type="float">
            <text:p>9.4724</text:p>
          </table:table-cell>
          <table:table-cell office:value-type="float" office:value="10.3945937156677" calcext:value-type="float">
            <text:p>10.3946</text:p>
          </table:table-cell>
          <table:table-cell office:value-type="float" office:value="10.6532037258148" calcext:value-type="float">
            <text:p>10.6532</text:p>
          </table:table-cell>
          <table:table-cell office:value-type="float" office:value="9.7784276008606" calcext:value-type="float">
            <text:p>9.7784</text:p>
          </table:table-cell>
          <table:table-cell office:value-type="float" office:value="11.0816380977631" calcext:value-type="float">
            <text:p>11.0816</text:p>
          </table:table-cell>
          <table:table-cell office:value-type="float" office:value="11.148636341095" calcext:value-type="float">
            <text:p>11.1486</text:p>
          </table:table-cell>
          <table:table-cell office:value-type="float" office:value="0.978735208511352" calcext:value-type="float">
            <text:p>0.9787</text:p>
          </table:table-cell>
          <table:table-cell office:value-type="float" office:value="1.08912205696106" calcext:value-type="float">
            <text:p>1.0891</text:p>
          </table:table-cell>
          <table:table-cell office:value-type="float" office:value="1.10006546974182" calcext:value-type="float">
            <text:p>1.1001</text:p>
          </table:table-cell>
          <table:table-cell/>
          <table:table-cell table:style-name="ce1" office:value-type="string" calcext:value-type="string">
            <text:p><text:span text:style-name="T1">Write</text:span> 1GB new</text:p>
          </table:table-cell>
          <table:table-cell table:style-name="ce1" table:formula="of:=CONCATENATE(ROUND([.C8]; 2); CHAR(10); &quot;(&quot;; [.C11]; &quot;)&quot;)" office:value-type="string" office:string-value="10.56&#10;(10.29 - 10.83)" calcext:value-type="string">
            <text:p>10.56</text:p>
            <text:p>(10.29 - 10.83)</text:p>
          </table:table-cell>
          <table:table-cell table:style-name="ce1" table:formula="of:=CONCATENATE(ROUND([.C56]; 2); CHAR(10); &quot;(&quot;; [.C59]; &quot;)&quot;)" office:value-type="string" office:string-value="10.52&#10;(9.82 - 11.23)" calcext:value-type="string">
            <text:p>10.52</text:p>
            <text:p>(9.82 - 11.23)</text:p>
          </table:table-cell>
          <table:table-cell table:style-name="ce1" table:formula="of:=CONCATENATE(ROUND([.C68]; 2); CHAR(10); &quot;(&quot;; [.C71]; &quot;)&quot;)" office:value-type="string" office:string-value="10.5&#10;(10.03 - 10.98)" calcext:value-type="string">
            <text:p>10.5</text:p>
            <text:p>(10.03 - 10.98)</text:p>
          </table:table-cell>
          <table:table-cell table:style-name="ce1" table:formula="of:=CONCATENATE(ROUND([.C80]; 2); CHAR(10); &quot;(&quot;; [.C83]; &quot;)&quot;)" office:value-type="string" office:string-value="10.33&#10;(9.96 - 10.69)" calcext:value-type="string">
            <text:p>10.33</text:p>
            <text:p>(9.96 - 10.69)</text:p>
          </table:table-cell>
        </table:table-row>
        <table:table-row table:style-name="ro2">
          <table:table-cell/>
          <table:table-cell office:value-type="float" office:value="9.98660969734192" calcext:value-type="float">
            <text:p>9.9866</text:p>
          </table:table-cell>
          <table:table-cell office:value-type="float" office:value="10.4083321094513" calcext:value-type="float">
            <text:p>10.4083</text:p>
          </table:table-cell>
          <table:table-cell office:value-type="float" office:value="10.7882721424103" calcext:value-type="float">
            <text:p>10.7883</text:p>
          </table:table-cell>
          <table:table-cell office:value-type="float" office:value="10.2477617263794" calcext:value-type="float">
            <text:p>10.2478</text:p>
          </table:table-cell>
          <table:table-cell office:value-type="float" office:value="11.0399072170258" calcext:value-type="float">
            <text:p>11.0399</text:p>
          </table:table-cell>
          <table:table-cell office:value-type="float" office:value="11.1571073532105" calcext:value-type="float">
            <text:p>11.1571</text:p>
          </table:table-cell>
          <table:table-cell office:value-type="float" office:value="1.02394390106201" calcext:value-type="float">
            <text:p>1.0239</text:p>
          </table:table-cell>
          <table:table-cell office:value-type="float" office:value="1.07166838645935" calcext:value-type="float">
            <text:p>1.0717</text:p>
          </table:table-cell>
          <table:table-cell office:value-type="float" office:value="1.09080958366394" calcext:value-type="float">
            <text:p>1.0908</text:p>
          </table:table-cell>
          <table:table-cell/>
          <table:table-cell table:style-name="ce1" office:value-type="string" calcext:value-type="string">
            <text:p><text:span text:style-name="T1">Write</text:span> 1GB existing</text:p>
          </table:table-cell>
          <table:table-cell table:style-name="ce1" table:formula="of:=CONCATENATE(ROUND([.D8]; 2); CHAR(10); &quot;(&quot;; [.D11]; &quot;)&quot;)" office:value-type="string" office:string-value="10.73&#10;(10.43 - 11.04)" calcext:value-type="string">
            <text:p>10.73</text:p>
            <text:p>(10.43 - 11.04)</text:p>
          </table:table-cell>
          <table:table-cell table:style-name="ce1" table:formula="of:=CONCATENATE(ROUND([.D56]; 2); CHAR(10); &quot;(&quot;; [.D59]; &quot;)&quot;)" office:value-type="string" office:string-value="10.57&#10;(10.22 - 10.92)" calcext:value-type="string">
            <text:p>10.57</text:p>
            <text:p>(10.22 - 10.92)</text:p>
          </table:table-cell>
          <table:table-cell table:style-name="ce1" table:formula="of:=CONCATENATE(ROUND([.D68]; 2); CHAR(10); &quot;(&quot;; [.D71]; &quot;)&quot;)" office:value-type="string" office:string-value="10.42&#10;(9.95 - 10.88)" calcext:value-type="string">
            <text:p>10.42</text:p>
            <text:p>(9.95 - 10.88)</text:p>
          </table:table-cell>
          <table:table-cell table:style-name="ce1" table:formula="of:=CONCATENATE(ROUND([.D80]; 2); CHAR(10); &quot;(&quot;; [.D83]; &quot;)&quot;)" office:value-type="string" office:string-value="10.15&#10;(9.84 - 10.47)" calcext:value-type="string">
            <text:p>10.15</text:p>
            <text:p>(9.84 - 10.47)</text:p>
          </table:table-cell>
        </table:table-row>
        <table:table-row table:style-name="ro2">
          <table:table-cell/>
          <table:table-cell office:value-type="float" office:value="10.2878131866455" calcext:value-type="float">
            <text:p>10.2878</text:p>
          </table:table-cell>
          <table:table-cell office:value-type="float" office:value="10.2697970867157" calcext:value-type="float">
            <text:p>10.2698</text:p>
          </table:table-cell>
          <table:table-cell office:value-type="float" office:value="10.6273648738861" calcext:value-type="float">
            <text:p>10.6274</text:p>
          </table:table-cell>
          <table:table-cell office:value-type="float" office:value="10.4632883071899" calcext:value-type="float">
            <text:p>10.4633</text:p>
          </table:table-cell>
          <table:table-cell office:value-type="float" office:value="11.0814819335938" calcext:value-type="float">
            <text:p>11.0815</text:p>
          </table:table-cell>
          <table:table-cell office:value-type="float" office:value="11.5811431407928" calcext:value-type="float">
            <text:p>11.5811</text:p>
          </table:table-cell>
          <table:table-cell office:value-type="float" office:value="1.11446762084961" calcext:value-type="float">
            <text:p>1.1145</text:p>
          </table:table-cell>
          <table:table-cell office:value-type="float" office:value="1.06557750701904" calcext:value-type="float">
            <text:p>1.0656</text:p>
          </table:table-cell>
          <table:table-cell office:value-type="float" office:value="1.27115941047668" calcext:value-type="float">
            <text:p>1.2712</text:p>
          </table:table-cell>
          <table:table-cell/>
          <table:table-cell table:style-name="ce1" office:value-type="string" calcext:value-type="string">
            <text:p><text:span text:style-name="T1">Read</text:span> 10*100MB</text:p>
          </table:table-cell>
          <table:table-cell table:style-name="ce1" table:formula="of:=CONCATENATE(ROUND([.E8]; 2); CHAR(10); &quot;(&quot;; [.E11]; &quot;)&quot;)" office:value-type="string" office:string-value="10.09&#10;(9.79 - 10.39)" calcext:value-type="string">
            <text:p>10.09</text:p>
            <text:p>(9.79 - 10.39)</text:p>
          </table:table-cell>
          <table:table-cell table:style-name="ce1" table:formula="of:=CONCATENATE(ROUND([.E56]; 2); CHAR(10); &quot;(&quot;; [.E59]; &quot;)&quot;)" office:value-type="string" office:string-value="10&#10;(9.68 - 10.31)" calcext:value-type="string">
            <text:p>10</text:p>
            <text:p>(9.68 - 10.31)</text:p>
          </table:table-cell>
          <table:table-cell table:style-name="ce1" table:formula="of:=CONCATENATE(ROUND([.E68]; 2); CHAR(10); &quot;(&quot;; [.E71]; &quot;)&quot;)" office:value-type="string" office:string-value="9.86&#10;(9.76 - 9.97)" calcext:value-type="string">
            <text:p>9.86</text:p>
            <text:p>(9.76 - 9.97)</text:p>
          </table:table-cell>
          <table:table-cell table:style-name="ce1" table:formula="of:=CONCATENATE(ROUND([.E80]; 2); CHAR(10); &quot;(&quot;; [.E83]; &quot;)&quot;)" office:value-type="string" office:string-value="10.29&#10;(10.26 - 10.32)" calcext:value-type="string">
            <text:p>10.29</text:p>
            <text:p>(10.26 - 10.32)</text:p>
          </table:table-cell>
        </table:table-row>
        <table:table-row table:style-name="ro2">
          <table:table-cell/>
          <table:table-cell office:value-type="float" office:value="9.63210272789001" calcext:value-type="float">
            <text:p>9.6321</text:p>
          </table:table-cell>
          <table:table-cell office:value-type="float" office:value="10.4825210571289" calcext:value-type="float">
            <text:p>10.4825</text:p>
          </table:table-cell>
          <table:table-cell office:value-type="float" office:value="10.2391741275787" calcext:value-type="float">
            <text:p>10.2392</text:p>
          </table:table-cell>
          <table:table-cell office:value-type="float" office:value="9.93999814987183" calcext:value-type="float">
            <text:p>9.9400</text:p>
          </table:table-cell>
          <table:table-cell office:value-type="float" office:value="11.0820384025574" calcext:value-type="float">
            <text:p>11.0820</text:p>
          </table:table-cell>
          <table:table-cell office:value-type="float" office:value="11.8571903705597" calcext:value-type="float">
            <text:p>11.8572</text:p>
          </table:table-cell>
          <table:table-cell office:value-type="float" office:value="0.967955827713013" calcext:value-type="float">
            <text:p>0.9680</text:p>
          </table:table-cell>
          <table:table-cell office:value-type="float" office:value="1.08021116256714" calcext:value-type="float">
            <text:p>1.0802</text:p>
          </table:table-cell>
          <table:table-cell office:value-type="float" office:value="1.06938934326172" calcext:value-type="float">
            <text:p>1.0694</text:p>
          </table:table-cell>
          <table:table-cell/>
          <table:table-cell table:style-name="ce1" office:value-type="string" calcext:value-type="string">
            <text:p><text:span text:style-name="T1">Write</text:span> 10*100MB new</text:p>
          </table:table-cell>
          <table:table-cell table:style-name="ce1" table:formula="of:=CONCATENATE(ROUND([.F8]; 2); CHAR(10); &quot;(&quot;; [.F11]; &quot;)&quot;)" office:value-type="string" office:string-value="10.85&#10;(10.65 - 11.05)" calcext:value-type="string">
            <text:p>10.85</text:p>
            <text:p>(10.65 - 11.05)</text:p>
          </table:table-cell>
          <table:table-cell table:style-name="ce1" table:formula="of:=CONCATENATE(ROUND([.F56]; 2); CHAR(10); &quot;(&quot;; [.F59]; &quot;)&quot;)" office:value-type="string" office:string-value="10.91&#10;(10.66 - 11.17)" calcext:value-type="string">
            <text:p>10.91</text:p>
            <text:p>(10.66 - 11.17)</text:p>
          </table:table-cell>
          <table:table-cell table:style-name="ce1" table:formula="of:=CONCATENATE(ROUND([.F68]; 2); CHAR(10); &quot;(&quot;; [.F71]; &quot;)&quot;)" office:value-type="string" office:string-value="10.72&#10;(10.39 - 11.04)" calcext:value-type="string">
            <text:p>10.72</text:p>
            <text:p>(10.39 - 11.04)</text:p>
          </table:table-cell>
          <table:table-cell table:style-name="ce1" table:formula="of:=CONCATENATE(ROUND([.F80]; 2); CHAR(10); &quot;(&quot;; [.F83]; &quot;)&quot;)" office:value-type="string" office:string-value="10.91&#10;(10.42 - 11.4)" calcext:value-type="string">
            <text:p>10.91</text:p>
            <text:p>(10.42 - 11.4)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15:.B19])" office:value-type="float" office:value="9.92695455551148" calcext:value-type="float">
            <text:p>9.9270</text:p>
          </table:table-cell>
          <table:table-cell table:formula="of:=AVERAGE([.C15:.C19])" office:value-type="float" office:value="10.2666646003723" calcext:value-type="float">
            <text:p>10.2667</text:p>
          </table:table-cell>
          <table:table-cell table:formula="of:=AVERAGE([.D15:.D19])" office:value-type="float" office:value="10.4194025993347" calcext:value-type="float">
            <text:p>10.4194</text:p>
          </table:table-cell>
          <table:table-cell table:formula="of:=AVERAGE([.E15:.E19])" office:value-type="float" office:value="10.1500780105591" calcext:value-type="float">
            <text:p>10.1501</text:p>
          </table:table-cell>
          <table:table-cell table:formula="of:=AVERAGE([.F15:.F19])" office:value-type="float" office:value="10.9200923919678" calcext:value-type="float">
            <text:p>10.9201</text:p>
          </table:table-cell>
          <table:table-cell table:formula="of:=AVERAGE([.G15:.G19])" office:value-type="float" office:value="11.2551396846771" calcext:value-type="float">
            <text:p>11.2551</text:p>
          </table:table-cell>
          <table:table-cell table:formula="of:=AVERAGE([.H15:.H19])" office:value-type="float" office:value="1.01407732963562" calcext:value-type="float">
            <text:p>1.0141</text:p>
          </table:table-cell>
          <table:table-cell table:formula="of:=AVERAGE([.I15:.I19])" office:value-type="float" office:value="1.09054245948791" calcext:value-type="float">
            <text:p>1.0905</text:p>
          </table:table-cell>
          <table:table-cell table:formula="of:=AVERAGE([.J15:.J19])" office:value-type="float" office:value="1.11300868988037" calcext:value-type="float">
            <text:p>1.1130</text:p>
          </table:table-cell>
          <table:table-cell/>
          <table:table-cell table:style-name="ce1" office:value-type="string" calcext:value-type="string">
            <text:p><text:span text:style-name="T1">Write</text:span> 10*100MB existing</text:p>
          </table:table-cell>
          <table:table-cell table:style-name="ce1" table:formula="of:=CONCATENATE(ROUND([.G8]; 2); CHAR(10); &quot;(&quot;; [.G11]; &quot;)&quot;)" office:value-type="string" office:string-value="10.89&#10;(10.72 - 11.07)" calcext:value-type="string">
            <text:p>10.89</text:p>
            <text:p>(10.72 - 11.07)</text:p>
          </table:table-cell>
          <table:table-cell table:style-name="ce1" table:formula="of:=CONCATENATE(ROUND([.G56]; 2); CHAR(10); &quot;(&quot;; [.G59]; &quot;)&quot;)" office:value-type="string" office:string-value="10.7&#10;(10.42 - 10.99)" calcext:value-type="string">
            <text:p>10.7</text:p>
            <text:p>(10.42 - 10.99)</text:p>
          </table:table-cell>
          <table:table-cell table:style-name="ce1" table:formula="of:=CONCATENATE(ROUND([.G68]; 2); CHAR(10); &quot;(&quot;; [.G71]; &quot;)&quot;)" office:value-type="string" office:string-value="10.75&#10;(10.42 - 11.09)" calcext:value-type="string">
            <text:p>10.75</text:p>
            <text:p>(10.42 - 11.09)</text:p>
          </table:table-cell>
          <table:table-cell table:style-name="ce1" table:formula="of:=CONCATENATE(ROUND([.G80]; 2); CHAR(10); &quot;(&quot;; [.G83]; &quot;)&quot;)" office:value-type="string" office:string-value="10.84&#10;(10.38 - 11.3)" calcext:value-type="string">
            <text:p>10.84</text:p>
            <text:p>(10.38 - 11.3)</text:p>
          </table:table-cell>
        </table:table-row>
        <table:table-row table:style-name="ro2">
          <table:table-cell office:value-type="string" calcext:value-type="string">
            <text:p>Stdev</text:p>
          </table:table-cell>
          <table:table-cell table:formula="of:=ROUND(STDEV([.B15:.B19]); 4)" office:value-type="float" office:value="0.3659" calcext:value-type="float">
            <text:p>0.3659</text:p>
          </table:table-cell>
          <table:table-cell table:formula="of:=ROUND(STDEV([.C15:.C19]); 4)" office:value-type="float" office:value="0.2836" calcext:value-type="float">
            <text:p>0.2836</text:p>
          </table:table-cell>
          <table:table-cell table:formula="of:=ROUND(STDEV([.D15:.D19]); 4)" office:value-type="float" office:value="0.4074" calcext:value-type="float">
            <text:p>0.4074</text:p>
          </table:table-cell>
          <table:table-cell table:formula="of:=ROUND(STDEV([.E15:.E19]); 4)" office:value-type="float" office:value="0.2824" calcext:value-type="float">
            <text:p>0.2824</text:p>
          </table:table-cell>
          <table:table-cell table:formula="of:=ROUND(STDEV([.F15:.F19]); 4)" office:value-type="float" office:value="0.3385" calcext:value-type="float">
            <text:p>0.3385</text:p>
          </table:table-cell>
          <table:table-cell table:formula="of:=ROUND(STDEV([.G15:.G19]); 4)" office:value-type="float" office:value="0.5033" calcext:value-type="float">
            <text:p>0.5033</text:p>
          </table:table-cell>
          <table:table-cell table:formula="of:=ROUND(STDEV([.H15:.H19]); 4)" office:value-type="float" office:value="0.06" calcext:value-type="float">
            <text:p>0.0600</text:p>
          </table:table-cell>
          <table:table-cell table:formula="of:=ROUND(STDEV([.I15:.I19]); 4)" office:value-type="float" office:value="0.0323" calcext:value-type="float">
            <text:p>0.0323</text:p>
          </table:table-cell>
          <table:table-cell table:formula="of:=ROUND(STDEV([.J15:.J19]); 4)" office:value-type="float" office:value="0.092" calcext:value-type="float">
            <text:p>0.0920</text:p>
          </table:table-cell>
          <table:table-cell/>
          <table:table-cell table:style-name="ce1" office:value-type="string" calcext:value-type="string">
            <text:p><text:span text:style-name="T1">Read</text:span> 100MB</text:p>
          </table:table-cell>
          <table:table-cell table:style-name="ce1" table:formula="of:=CONCATENATE(ROUND([.H8]; 2); CHAR(10); &quot;(&quot;; [.H11]; &quot;)&quot;)" office:value-type="string" office:string-value="0.99&#10;(0.95 - 1.03)" calcext:value-type="string">
            <text:p>0.99</text:p>
            <text:p>(0.95 - 1.03)</text:p>
          </table:table-cell>
          <table:table-cell table:style-name="ce1" table:formula="of:=CONCATENATE(ROUND([.H56]; 2); CHAR(10); &quot;(&quot;; [.H59]; &quot;)&quot;)" office:value-type="string" office:string-value="1.02&#10;(0.98 - 1.06)" calcext:value-type="string">
            <text:p>1.02</text:p>
            <text:p>(0.98 - 1.06)</text:p>
          </table:table-cell>
          <table:table-cell table:style-name="ce1" table:formula="of:=CONCATENATE(ROUND([.H68]; 2); CHAR(10); &quot;(&quot;; [.H71]; &quot;)&quot;)" office:value-type="string" office:string-value="1.02&#10;(1.01 - 1.02)" calcext:value-type="string">
            <text:p>1.02</text:p>
            <text:p>(1.01 - 1.02)</text:p>
          </table:table-cell>
          <table:table-cell table:style-name="ce1" table:formula="of:=CONCATENATE(ROUND([.H80]; 2); CHAR(10); &quot;(&quot;; [.H83]; &quot;)&quot;)" office:value-type="string" office:string-value="1.03&#10;(1 - 1.07)" calcext:value-type="string">
            <text:p>1.03</text:p>
            <text:p>(1 - 1.07)</text:p>
          </table:table-cell>
        </table:table-row>
        <table:table-row table:style-name="ro2">
          <table:table-cell/>
          <table:table-cell table:formula="of:=CONFIDENCE(0.05; STDEV([.B15:.B20]); 5)" office:value-type="float" office:value="0.286839643071575" calcext:value-type="float">
            <text:p>0.2868</text:p>
          </table:table-cell>
          <table:table-cell table:formula="of:=CONFIDENCE(0.05; STDEV([.C15:.C20]); 5)" office:value-type="float" office:value="0.222351922058235" calcext:value-type="float">
            <text:p>0.2224</text:p>
          </table:table-cell>
          <table:table-cell table:formula="of:=CONFIDENCE(0.05; STDEV([.D15:.D20]); 5)" office:value-type="float" office:value="0.319388291962579" calcext:value-type="float">
            <text:p>0.3194</text:p>
          </table:table-cell>
          <table:table-cell table:formula="of:=CONFIDENCE(0.05; STDEV([.E15:.E20]); 5)" office:value-type="float" office:value="0.221427498296629" calcext:value-type="float">
            <text:p>0.2214</text:p>
          </table:table-cell>
          <table:table-cell table:formula="of:=CONFIDENCE(0.05; STDEV([.F15:.F20]); 5)" office:value-type="float" office:value="0.265394772282405" calcext:value-type="float">
            <text:p>0.2654</text:p>
          </table:table-cell>
          <table:table-cell table:formula="of:=CONFIDENCE(0.05; STDEV([.G15:.G20]); 5)" office:value-type="float" office:value="0.394566707607479" calcext:value-type="float">
            <text:p>0.3946</text:p>
          </table:table-cell>
          <table:table-cell table:formula="of:=CONFIDENCE(0.05; STDEV([.H15:.H20]); 5)" office:value-type="float" office:value="0.0470078783762129" calcext:value-type="float">
            <text:p>0.0470</text:p>
          </table:table-cell>
          <table:table-cell table:formula="of:=CONFIDENCE(0.05; STDEV([.I15:.I20]); 5)" office:value-type="float" office:value="0.0253391173004904" calcext:value-type="float">
            <text:p>0.0253</text:p>
          </table:table-cell>
          <table:table-cell table:formula="of:=CONFIDENCE(0.05; STDEV([.J15:.J20]); 5)" office:value-type="float" office:value="0.0721493022440389" calcext:value-type="float">
            <text:p>0.0721</text:p>
          </table:table-cell>
          <table:table-cell/>
          <table:table-cell table:style-name="ce1" office:value-type="string" calcext:value-type="string">
            <text:p><text:span text:style-name="T1">Write</text:span> 100MB new</text:p>
          </table:table-cell>
          <table:table-cell table:style-name="ce1" table:formula="of:=CONCATENATE(ROUND([.I8]; 2); CHAR(10); &quot;(&quot;; [.I11]; &quot;)&quot;)" office:value-type="string" office:string-value="1.07&#10;(1.05 - 1.1)" calcext:value-type="string">
            <text:p>1.07</text:p>
            <text:p>(1.05 - 1.1)</text:p>
          </table:table-cell>
          <table:table-cell table:style-name="ce1" table:formula="of:=CONCATENATE(ROUND([.I56]; 2); CHAR(10); &quot;(&quot;; [.I59]; &quot;)&quot;)" office:value-type="string" office:string-value="1.03&#10;(1.01 - 1.05)" calcext:value-type="string">
            <text:p>1.03</text:p>
            <text:p>(1.01 - 1.05)</text:p>
          </table:table-cell>
          <table:table-cell table:style-name="ce1" table:formula="of:=CONCATENATE(ROUND([.I68]; 2); CHAR(10); &quot;(&quot;; [.I71]; &quot;)&quot;)" office:value-type="string" office:string-value="1.06&#10;(1.03 - 1.09)" calcext:value-type="string">
            <text:p>1.06</text:p>
            <text:p>(1.03 - 1.09)</text:p>
          </table:table-cell>
          <table:table-cell table:style-name="ce1" table:formula="of:=CONCATENATE(ROUND([.I80]; 2); CHAR(10); &quot;(&quot;; [.I83]; &quot;)&quot;)" office:value-type="string" office:string-value="1.06&#10;(1.02 - 1.1)" calcext:value-type="string">
            <text:p>1.06</text:p>
            <text:p>(1.02 - 1.1)</text:p>
          </table:table-cell>
        </table:table-row>
        <table:table-row table:style-name="ro2">
          <table:table-cell office:value-type="string" calcext:value-type="string">
            <text:p>95% Confidence interval</text:p>
          </table:table-cell>
          <table:table-cell table:style-name="ce1" table:formula="of:=CONCATENATE(ROUND([.B20]-[.B22]; 2);&quot; - &quot;;ROUND([.B20]+[.B22]; 2))" office:value-type="string" office:string-value="9.64 - 10.21" calcext:value-type="string">
            <text:p>9.64 - 10.21</text:p>
          </table:table-cell>
          <table:table-cell table:style-name="ce1" table:formula="of:=CONCATENATE(ROUND([.C20]-[.C22]; 2);&quot; - &quot;;ROUND([.C20]+[.C22]; 2))" office:value-type="string" office:string-value="10.04 - 10.49" calcext:value-type="string">
            <text:p>10.04 - 10.49</text:p>
          </table:table-cell>
          <table:table-cell table:style-name="ce1" table:formula="of:=CONCATENATE(ROUND([.D20]-[.D22]; 2);&quot; - &quot;;ROUND([.D20]+[.D22]; 2))" office:value-type="string" office:string-value="10.1 - 10.74" calcext:value-type="string">
            <text:p>10.1 - 10.74</text:p>
          </table:table-cell>
          <table:table-cell table:style-name="ce1" table:formula="of:=CONCATENATE(ROUND([.E20]-[.E22]; 2);&quot; - &quot;;ROUND([.E20]+[.E22]; 2))" office:value-type="string" office:string-value="9.93 - 10.37" calcext:value-type="string">
            <text:p>9.93 - 10.37</text:p>
          </table:table-cell>
          <table:table-cell table:style-name="ce1" table:formula="of:=CONCATENATE(ROUND([.F20]-[.F22]; 2);&quot; - &quot;;ROUND([.F20]+[.F22]; 2))" office:value-type="string" office:string-value="10.65 - 11.19" calcext:value-type="string">
            <text:p>10.65 - 11.19</text:p>
          </table:table-cell>
          <table:table-cell table:style-name="ce1" table:formula="of:=CONCATENATE(ROUND([.G20]-[.G22]; 2);&quot; - &quot;;ROUND([.G20]+[.G22]; 2))" office:value-type="string" office:string-value="10.86 - 11.65" calcext:value-type="string">
            <text:p>10.86 - 11.65</text:p>
          </table:table-cell>
          <table:table-cell table:style-name="ce1" table:formula="of:=CONCATENATE(ROUND([.H20]-[.H22]; 2);&quot; - &quot;;ROUND([.H20]+[.H22]; 2))" office:value-type="string" office:string-value="0.97 - 1.06" calcext:value-type="string">
            <text:p>0.97 - 1.06</text:p>
          </table:table-cell>
          <table:table-cell table:style-name="ce1" table:formula="of:=CONCATENATE(ROUND([.I20]-[.I22]; 2);&quot; - &quot;;ROUND([.I20]+[.I22]; 2))" office:value-type="string" office:string-value="1.07 - 1.12" calcext:value-type="string">
            <text:p>1.07 - 1.12</text:p>
          </table:table-cell>
          <table:table-cell table:style-name="ce1" table:formula="of:=CONCATENATE(ROUND([.J20]-[.J22]; 2);&quot; - &quot;;ROUND([.J20]+[.J22]; 2))" office:value-type="string" office:string-value="1.04 - 1.19" calcext:value-type="string">
            <text:p>1.04 - 1.19</text:p>
          </table:table-cell>
          <table:table-cell/>
          <table:table-cell table:style-name="ce1" office:value-type="string" calcext:value-type="string">
            <text:p><text:span text:style-name="T1">Write</text:span> 100MB existing</text:p>
          </table:table-cell>
          <table:table-cell table:style-name="ce1" table:formula="of:=CONCATENATE(ROUND([.J8]; 2); CHAR(10); &quot;(&quot;; [.J11]; &quot;)&quot;)" office:value-type="string" office:string-value="1.06&#10;(1.02 - 1.1)" calcext:value-type="string">
            <text:p>1.06</text:p>
            <text:p>(1.02 - 1.1)</text:p>
          </table:table-cell>
          <table:table-cell table:style-name="ce1" table:formula="of:=CONCATENATE(ROUND([.J56]; 2); CHAR(10); &quot;(&quot;; [.J59]; &quot;)&quot;)" office:value-type="string" office:string-value="1.05&#10;(0.98 - 1.13)" calcext:value-type="string">
            <text:p>1.05</text:p>
            <text:p>(0.98 - 1.13)</text:p>
          </table:table-cell>
          <table:table-cell table:style-name="ce1" table:formula="of:=CONCATENATE(ROUND([.J68]; 2); CHAR(10); &quot;(&quot;; [.J71]; &quot;)&quot;)" office:value-type="string" office:string-value="1.08&#10;(1.05 - 1.12)" calcext:value-type="string">
            <text:p>1.08</text:p>
            <text:p>(1.05 - 1.12)</text:p>
          </table:table-cell>
          <table:table-cell table:style-name="ce1" table:formula="of:=CONCATENATE(ROUND([.J80]; 2); CHAR(10); &quot;(&quot;; [.J83]; &quot;)&quot;)" office:value-type="string" office:string-value="1.06&#10;(1.02 - 1.11)" calcext:value-type="string">
            <text:p>1.06</text:p>
            <text:p>(1.02 - 1.11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0 1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962294578552" calcext:value-type="float">
            <text:p>9.6196</text:p>
          </table:table-cell>
          <table:table-cell office:value-type="float" office:value="9.92037725448608" calcext:value-type="float">
            <text:p>9.9204</text:p>
          </table:table-cell>
          <table:table-cell office:value-type="float" office:value="9.88798809051514" calcext:value-type="float">
            <text:p>9.8880</text:p>
          </table:table-cell>
          <table:table-cell office:value-type="float" office:value="9.81016182899475" calcext:value-type="float">
            <text:p>9.8102</text:p>
          </table:table-cell>
          <table:table-cell office:value-type="float" office:value="10.5538425445557" calcext:value-type="float">
            <text:p>10.5538</text:p>
          </table:table-cell>
          <table:table-cell office:value-type="float" office:value="10.4509842395782" calcext:value-type="float">
            <text:p>10.4510</text:p>
          </table:table-cell>
          <table:table-cell office:value-type="float" office:value="1.01565217971802" calcext:value-type="float">
            <text:p>1.0157</text:p>
          </table:table-cell>
          <table:table-cell office:value-type="float" office:value="1.02622675895691" calcext:value-type="float">
            <text:p>1.0262</text:p>
          </table:table-cell>
          <table:table-cell office:value-type="float" office:value="1.03064250946045" calcext:value-type="float">
            <text:p>1.0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5822148323059" calcext:value-type="float">
            <text:p>9.6582</text:p>
          </table:table-cell>
          <table:table-cell office:value-type="float" office:value="10.3993384838104" calcext:value-type="float">
            <text:p>10.3993</text:p>
          </table:table-cell>
          <table:table-cell office:value-type="float" office:value="9.75711154937744" calcext:value-type="float">
            <text:p>9.7571</text:p>
          </table:table-cell>
          <table:table-cell office:value-type="float" office:value="10.2093644142151" calcext:value-type="float">
            <text:p>10.2094</text:p>
          </table:table-cell>
          <table:table-cell office:value-type="float" office:value="10.2882063388824" calcext:value-type="float">
            <text:p>10.2882</text:p>
          </table:table-cell>
          <table:table-cell office:value-type="float" office:value="10.1919071674347" calcext:value-type="float">
            <text:p>10.1919</text:p>
          </table:table-cell>
          <table:table-cell office:value-type="float" office:value="1.0201153755188" calcext:value-type="float">
            <text:p>1.0201</text:p>
          </table:table-cell>
          <table:table-cell office:value-type="float" office:value="1.01947045326233" calcext:value-type="float">
            <text:p>1.0195</text:p>
          </table:table-cell>
          <table:table-cell office:value-type="float" office:value="1.03200054168701" calcext:value-type="float">
            <text:p>1.03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8217396736145" calcext:value-type="float">
            <text:p>9.6822</text:p>
          </table:table-cell>
          <table:table-cell office:value-type="float" office:value="10.70037317276" calcext:value-type="float">
            <text:p>10.7004</text:p>
          </table:table-cell>
          <table:table-cell office:value-type="float" office:value="10.5771610736847" calcext:value-type="float">
            <text:p>10.5772</text:p>
          </table:table-cell>
          <table:table-cell office:value-type="float" office:value="9.7959144115448" calcext:value-type="float">
            <text:p>9.7959</text:p>
          </table:table-cell>
          <table:table-cell office:value-type="float" office:value="11.1587035655975" calcext:value-type="float">
            <text:p>11.1587</text:p>
          </table:table-cell>
          <table:table-cell office:value-type="float" office:value="11.0089828968048" calcext:value-type="float">
            <text:p>11.0090</text:p>
          </table:table-cell>
          <table:table-cell office:value-type="float" office:value="1.01668548583984" calcext:value-type="float">
            <text:p>1.0167</text:p>
          </table:table-cell>
          <table:table-cell office:value-type="float" office:value="1.10628747940063" calcext:value-type="float">
            <text:p>1.1063</text:p>
          </table:table-cell>
          <table:table-cell office:value-type="float" office:value="1.08758044242859" calcext:value-type="float">
            <text:p>1.0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6533851623535" calcext:value-type="float">
            <text:p>9.6653</text:p>
          </table:table-cell>
          <table:table-cell office:value-type="float" office:value="10.2203743457794" calcext:value-type="float">
            <text:p>10.2204</text:p>
          </table:table-cell>
          <table:table-cell office:value-type="float" office:value="10.3354210853577" calcext:value-type="float">
            <text:p>10.3354</text:p>
          </table:table-cell>
          <table:table-cell office:value-type="float" office:value="9.76778745651245" calcext:value-type="float">
            <text:p>9.7678</text:p>
          </table:table-cell>
          <table:table-cell office:value-type="float" office:value="10.6414225101471" calcext:value-type="float">
            <text:p>10.6414</text:p>
          </table:table-cell>
          <table:table-cell office:value-type="float" office:value="11.025365114212" calcext:value-type="float">
            <text:p>11.0254</text:p>
          </table:table-cell>
          <table:table-cell office:value-type="float" office:value="1.03343486785889" calcext:value-type="float">
            <text:p>1.0334</text:p>
          </table:table-cell>
          <table:table-cell office:value-type="float" office:value="1.14773368835449" calcext:value-type="float">
            <text:p>1.1477</text:p>
          </table:table-cell>
          <table:table-cell office:value-type="float" office:value="1.06113171577454" calcext:value-type="float">
            <text:p>1.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9115328788757" calcext:value-type="float">
            <text:p>9.6912</text:p>
          </table:table-cell>
          <table:table-cell office:value-type="float" office:value="9.72403717041016" calcext:value-type="float">
            <text:p>9.7240</text:p>
          </table:table-cell>
          <table:table-cell office:value-type="float" office:value="9.966064453125" calcext:value-type="float">
            <text:p>9.9661</text:p>
          </table:table-cell>
          <table:table-cell office:value-type="float" office:value="10.4870862960815" calcext:value-type="float">
            <text:p>10.4871</text:p>
          </table:table-cell>
          <table:table-cell office:value-type="float" office:value="10.5606915950775" calcext:value-type="float">
            <text:p>10.5607</text:p>
          </table:table-cell>
          <table:table-cell office:value-type="float" office:value="10.9746265411377" calcext:value-type="float">
            <text:p>10.9746</text:p>
          </table:table-cell>
          <table:table-cell office:value-type="float" office:value="1.01570558547974" calcext:value-type="float">
            <text:p>1.0157</text:p>
          </table:table-cell>
          <table:table-cell office:value-type="float" office:value="1.33563184738159" calcext:value-type="float">
            <text:p>1.3356</text:p>
          </table:table-cell>
          <table:table-cell office:value-type="float" office:value="1.09787845611572" calcext:value-type="float">
            <text:p>1.0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7:.B31])" office:value-type="float" office:value="9.6633020401001" calcext:value-type="float">
            <text:p>9.6633</text:p>
          </table:table-cell>
          <table:table-cell table:formula="of:=AVERAGE([.C27:.C31])" office:value-type="float" office:value="10.1929000854492" calcext:value-type="float">
            <text:p>10.1929</text:p>
          </table:table-cell>
          <table:table-cell table:formula="of:=AVERAGE([.D27:.D31])" office:value-type="float" office:value="10.104749250412" calcext:value-type="float">
            <text:p>10.1047</text:p>
          </table:table-cell>
          <table:table-cell table:formula="of:=AVERAGE([.E27:.E31])" office:value-type="float" office:value="10.0140628814697" calcext:value-type="float">
            <text:p>10.0141</text:p>
          </table:table-cell>
          <table:table-cell table:formula="of:=AVERAGE([.F27:.F31])" office:value-type="float" office:value="10.640573310852" calcext:value-type="float">
            <text:p>10.6406</text:p>
          </table:table-cell>
          <table:table-cell table:formula="of:=AVERAGE([.G27:.G31])" office:value-type="float" office:value="10.7303731918335" calcext:value-type="float">
            <text:p>10.7304</text:p>
          </table:table-cell>
          <table:table-cell table:formula="of:=AVERAGE([.H27:.H31])" office:value-type="float" office:value="1.02031869888306" calcext:value-type="float">
            <text:p>1.0203</text:p>
          </table:table-cell>
          <table:table-cell table:formula="of:=AVERAGE([.I27:.I31])" office:value-type="float" office:value="1.12707004547119" calcext:value-type="float">
            <text:p>1.1271</text:p>
          </table:table-cell>
          <table:table-cell table:formula="of:=AVERAGE([.J27:.J31])" office:value-type="float" office:value="1.06184673309326" calcext:value-type="float">
            <text:p>1.0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27:.B31]); 4)" office:value-type="float" office:value="0.0277" calcext:value-type="float">
            <text:p>0.0277</text:p>
          </table:table-cell>
          <table:table-cell table:formula="of:=ROUND(STDEV([.C27:.C31]); 4)" office:value-type="float" office:value="0.3857" calcext:value-type="float">
            <text:p>0.3857</text:p>
          </table:table-cell>
          <table:table-cell table:formula="of:=ROUND(STDEV([.D27:.D31]); 4)" office:value-type="float" office:value="0.3404" calcext:value-type="float">
            <text:p>0.3404</text:p>
          </table:table-cell>
          <table:table-cell table:formula="of:=ROUND(STDEV([.E27:.E31]); 4)" office:value-type="float" office:value="0.3208" calcext:value-type="float">
            <text:p>0.3208</text:p>
          </table:table-cell>
          <table:table-cell table:formula="of:=ROUND(STDEV([.F27:.F31]); 4)" office:value-type="float" office:value="0.3188" calcext:value-type="float">
            <text:p>0.3188</text:p>
          </table:table-cell>
          <table:table-cell table:formula="of:=ROUND(STDEV([.G27:.G31]); 4)" office:value-type="float" office:value="0.3848" calcext:value-type="float">
            <text:p>0.3848</text:p>
          </table:table-cell>
          <table:table-cell table:formula="of:=ROUND(STDEV([.H27:.H31]); 4)" office:value-type="float" office:value="0.0076" calcext:value-type="float">
            <text:p>0.0076</text:p>
          </table:table-cell>
          <table:table-cell table:formula="of:=ROUND(STDEV([.I27:.I31]); 4)" office:value-type="float" office:value="0.1286" calcext:value-type="float">
            <text:p>0.1286</text:p>
          </table:table-cell>
          <table:table-cell table:formula="of:=ROUND(STDEV([.J27:.J31]); 4)" office:value-type="float" office:value="0.0309" calcext:value-type="float">
            <text:p>0.0309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27:.B32]); 5)" office:value-type="float" office:value="0.0217181847086198" calcext:value-type="float">
            <text:p>0.0217</text:p>
          </table:table-cell>
          <table:table-cell table:formula="of:=CONFIDENCE(0.05; STDEV([.C27:.C32]); 5)" office:value-type="float" office:value="0.302368950790685" calcext:value-type="float">
            <text:p>0.3024</text:p>
          </table:table-cell>
          <table:table-cell table:formula="of:=CONFIDENCE(0.05; STDEV([.D27:.D32]); 5)" office:value-type="float" office:value="0.26685851346258" calcext:value-type="float">
            <text:p>0.2669</text:p>
          </table:table-cell>
          <table:table-cell table:formula="of:=CONFIDENCE(0.05; STDEV([.E27:.E32]); 5)" office:value-type="float" office:value="0.251520680181034" calcext:value-type="float">
            <text:p>0.2515</text:p>
          </table:table-cell>
          <table:table-cell table:formula="of:=CONFIDENCE(0.05; STDEV([.F27:.F32]); 5)" office:value-type="float" office:value="0.249932061830639" calcext:value-type="float">
            <text:p>0.2499</text:p>
          </table:table-cell>
          <table:table-cell table:formula="of:=CONFIDENCE(0.05; STDEV([.G27:.G32]); 5)" office:value-type="float" office:value="0.301683510535456" calcext:value-type="float">
            <text:p>0.3017</text:p>
          </table:table-cell>
          <table:table-cell table:formula="of:=CONFIDENCE(0.05; STDEV([.H27:.H32]); 5)" office:value-type="float" office:value="0.00592327813582362" calcext:value-type="float">
            <text:p>0.0059</text:p>
          </table:table-cell>
          <table:table-cell table:formula="of:=CONFIDENCE(0.05; STDEV([.I27:.I32]); 5)" office:value-type="float" office:value="0.100784059739407" calcext:value-type="float">
            <text:p>0.1008</text:p>
          </table:table-cell>
          <table:table-cell table:formula="of:=CONFIDENCE(0.05; STDEV([.J27:.J32]); 5)" office:value-type="float" office:value="0.0242450597274582" calcext:value-type="float">
            <text:p>0.0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32]-[.B34]; 2);&quot; - &quot;;ROUND([.B32]+[.B34]; 2))" office:value-type="string" office:string-value="9.64 - 9.69" calcext:value-type="string">
            <text:p>9.64 - 9.69</text:p>
          </table:table-cell>
          <table:table-cell table:style-name="ce1" table:formula="of:=CONCATENATE(ROUND([.C32]-[.C34]; 2);&quot; - &quot;;ROUND([.C32]+[.C34]; 2))" office:value-type="string" office:string-value="9.89 - 10.5" calcext:value-type="string">
            <text:p>9.89 - 10.5</text:p>
          </table:table-cell>
          <table:table-cell table:style-name="ce1" table:formula="of:=CONCATENATE(ROUND([.D32]-[.D34]; 2);&quot; - &quot;;ROUND([.D32]+[.D34]; 2))" office:value-type="string" office:string-value="9.84 - 10.37" calcext:value-type="string">
            <text:p>9.84 - 10.37</text:p>
          </table:table-cell>
          <table:table-cell table:style-name="ce1" table:formula="of:=CONCATENATE(ROUND([.E32]-[.E34]; 2);&quot; - &quot;;ROUND([.E32]+[.E34]; 2))" office:value-type="string" office:string-value="9.76 - 10.27" calcext:value-type="string">
            <text:p>9.76 - 10.27</text:p>
          </table:table-cell>
          <table:table-cell table:style-name="ce1" table:formula="of:=CONCATENATE(ROUND([.F32]-[.F34]; 2);&quot; - &quot;;ROUND([.F32]+[.F34]; 2))" office:value-type="string" office:string-value="10.39 - 10.89" calcext:value-type="string">
            <text:p>10.39 - 10.89</text:p>
          </table:table-cell>
          <table:table-cell table:style-name="ce1" table:formula="of:=CONCATENATE(ROUND([.G32]-[.G34]; 2);&quot; - &quot;;ROUND([.G32]+[.G34]; 2))" office:value-type="string" office:string-value="10.43 - 11.03" calcext:value-type="string">
            <text:p>10.43 - 11.03</text:p>
          </table:table-cell>
          <table:table-cell table:style-name="ce1" table:formula="of:=CONCATENATE(ROUND([.H32]-[.H34]; 2);&quot; - &quot;;ROUND([.H32]+[.H34]; 2))" office:value-type="string" office:string-value="1.01 - 1.03" calcext:value-type="string">
            <text:p>1.01 - 1.03</text:p>
          </table:table-cell>
          <table:table-cell table:style-name="ce1" table:formula="of:=CONCATENATE(ROUND([.I32]-[.I34]; 2);&quot; - &quot;;ROUND([.I32]+[.I34]; 2))" office:value-type="string" office:string-value="1.03 - 1.23" calcext:value-type="string">
            <text:p>1.03 - 1.23</text:p>
          </table:table-cell>
          <table:table-cell table:style-name="ce1" table:formula="of:=CONCATENATE(ROUND([.J32]-[.J34]; 2);&quot; - &quot;;ROUND([.J32]+[.J34]; 2))" office:value-type="string" office:string-value="1.04 - 1.09" calcext:value-type="string">
            <text:p>1.04 - 1.09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9 1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410212516785" calcext:value-type="float">
            <text:p>9.6141</text:p>
          </table:table-cell>
          <table:table-cell office:value-type="float" office:value="9.7932608127594" calcext:value-type="float">
            <text:p>9.7933</text:p>
          </table:table-cell>
          <table:table-cell office:value-type="float" office:value="10.2145056724548" calcext:value-type="float">
            <text:p>10.2145</text:p>
          </table:table-cell>
          <table:table-cell office:value-type="float" office:value="9.92153191566467" calcext:value-type="float">
            <text:p>9.9215</text:p>
          </table:table-cell>
          <table:table-cell office:value-type="float" office:value="10.9134662151337" calcext:value-type="float">
            <text:p>10.9135</text:p>
          </table:table-cell>
          <table:table-cell office:value-type="float" office:value="10.8904311656952" calcext:value-type="float">
            <text:p>10.8904</text:p>
          </table:table-cell>
          <table:table-cell office:value-type="float" office:value="0.985948085784912" calcext:value-type="float">
            <text:p>0.9859</text:p>
          </table:table-cell>
          <table:table-cell office:value-type="float" office:value="1.08835411071777" calcext:value-type="float">
            <text:p>1.0884</text:p>
          </table:table-cell>
          <table:table-cell office:value-type="float" office:value="1.17004823684692" calcext:value-type="float">
            <text:p>1.1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6022992134094" calcext:value-type="float">
            <text:p>9.6602</text:p>
          </table:table-cell>
          <table:table-cell office:value-type="float" office:value="9.96534013748169" calcext:value-type="float">
            <text:p>9.9653</text:p>
          </table:table-cell>
          <table:table-cell office:value-type="float" office:value="10.0250585079193" calcext:value-type="float">
            <text:p>10.0251</text:p>
          </table:table-cell>
          <table:table-cell office:value-type="float" office:value="9.86925339698792" calcext:value-type="float">
            <text:p>9.8693</text:p>
          </table:table-cell>
          <table:table-cell office:value-type="float" office:value="10.4790029525757" calcext:value-type="float">
            <text:p>10.4790</text:p>
          </table:table-cell>
          <table:table-cell office:value-type="float" office:value="10.4824922084808" calcext:value-type="float">
            <text:p>10.4825</text:p>
          </table:table-cell>
          <table:table-cell office:value-type="float" office:value="0.975403308868408" calcext:value-type="float">
            <text:p>0.9754</text:p>
          </table:table-cell>
          <table:table-cell office:value-type="float" office:value="1.10107827186584" calcext:value-type="float">
            <text:p>1.1011</text:p>
          </table:table-cell>
          <table:table-cell office:value-type="float" office:value="1.13550758361816" calcext:value-type="float">
            <text:p>1.1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756300926209" calcext:value-type="float">
            <text:p>9.6176</text:p>
          </table:table-cell>
          <table:table-cell office:value-type="float" office:value="10.5011644363403" calcext:value-type="float">
            <text:p>10.5012</text:p>
          </table:table-cell>
          <table:table-cell office:value-type="float" office:value="10.6774473190308" calcext:value-type="float">
            <text:p>10.6774</text:p>
          </table:table-cell>
          <table:table-cell office:value-type="float" office:value="9.91612505912781" calcext:value-type="float">
            <text:p>9.9161</text:p>
          </table:table-cell>
          <table:table-cell office:value-type="float" office:value="10.3342740535736" calcext:value-type="float">
            <text:p>10.3343</text:p>
          </table:table-cell>
          <table:table-cell office:value-type="float" office:value="10.3063395023346" calcext:value-type="float">
            <text:p>10.3063</text:p>
          </table:table-cell>
          <table:table-cell office:value-type="float" office:value="1.01020956039429" calcext:value-type="float">
            <text:p>1.0102</text:p>
          </table:table-cell>
          <table:table-cell office:value-type="float" office:value="1.01289749145508" calcext:value-type="float">
            <text:p>1.0129</text:p>
          </table:table-cell>
          <table:table-cell office:value-type="float" office:value="1.01072931289673" calcext:value-type="float">
            <text:p>1.0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9960675239563" calcext:value-type="float">
            <text:p>9.5996</text:p>
          </table:table-cell>
          <table:table-cell office:value-type="float" office:value="11.0534524917603" calcext:value-type="float">
            <text:p>11.0535</text:p>
          </table:table-cell>
          <table:table-cell office:value-type="float" office:value="10.737330198288" calcext:value-type="float">
            <text:p>10.7373</text:p>
          </table:table-cell>
          <table:table-cell office:value-type="float" office:value="9.92212009429932" calcext:value-type="float">
            <text:p>9.9221</text:p>
          </table:table-cell>
          <table:table-cell office:value-type="float" office:value="11.5585460662842" calcext:value-type="float">
            <text:p>11.5585</text:p>
          </table:table-cell>
          <table:table-cell office:value-type="float" office:value="11.2572350502014" calcext:value-type="float">
            <text:p>11.2572</text:p>
          </table:table-cell>
          <table:table-cell office:value-type="float" office:value="0.978171348571777" calcext:value-type="float">
            <text:p>0.9782</text:p>
          </table:table-cell>
          <table:table-cell office:value-type="float" office:value="1.07955169677734" calcext:value-type="float">
            <text:p>1.0796</text:p>
          </table:table-cell>
          <table:table-cell office:value-type="float" office:value="1.10215044021606" calcext:value-type="float">
            <text:p>1.1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0761880874634" calcext:value-type="float">
            <text:p>9.6076</text:p>
          </table:table-cell>
          <table:table-cell office:value-type="float" office:value="10.3370492458344" calcext:value-type="float">
            <text:p>10.3370</text:p>
          </table:table-cell>
          <table:table-cell office:value-type="float" office:value="10.4964830875397" calcext:value-type="float">
            <text:p>10.4965</text:p>
          </table:table-cell>
          <table:table-cell office:value-type="float" office:value="9.85107707977295" calcext:value-type="float">
            <text:p>9.8511</text:p>
          </table:table-cell>
          <table:table-cell office:value-type="float" office:value="11.1941771507263" calcext:value-type="float">
            <text:p>11.1942</text:p>
          </table:table-cell>
          <table:table-cell office:value-type="float" office:value="10.7824852466583" calcext:value-type="float">
            <text:p>10.7825</text:p>
          </table:table-cell>
          <table:table-cell office:value-type="float" office:value="0.980321884155273" calcext:value-type="float">
            <text:p>0.9803</text:p>
          </table:table-cell>
          <table:table-cell office:value-type="float" office:value="1.03241205215454" calcext:value-type="float">
            <text:p>1.0324</text:p>
          </table:table-cell>
          <table:table-cell office:value-type="float" office:value="1.02790760993958" calcext:value-type="float">
            <text:p>1.0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9:.B43])" office:value-type="float" office:value="9.61982412338257" calcext:value-type="float">
            <text:p>9.6198</text:p>
          </table:table-cell>
          <table:table-cell table:formula="of:=AVERAGE([.C39:.C43])" office:value-type="float" office:value="10.3300534248352" calcext:value-type="float">
            <text:p>10.3301</text:p>
          </table:table-cell>
          <table:table-cell table:formula="of:=AVERAGE([.D39:.D43])" office:value-type="float" office:value="10.4301649570465" calcext:value-type="float">
            <text:p>10.4302</text:p>
          </table:table-cell>
          <table:table-cell table:formula="of:=AVERAGE([.E39:.E43])" office:value-type="float" office:value="9.89602150917053" calcext:value-type="float">
            <text:p>9.8960</text:p>
          </table:table-cell>
          <table:table-cell table:formula="of:=AVERAGE([.F39:.F43])" office:value-type="float" office:value="10.8958932876587" calcext:value-type="float">
            <text:p>10.8959</text:p>
          </table:table-cell>
          <table:table-cell table:formula="of:=AVERAGE([.G39:.G43])" office:value-type="float" office:value="10.7437966346741" calcext:value-type="float">
            <text:p>10.7438</text:p>
          </table:table-cell>
          <table:table-cell table:formula="of:=AVERAGE([.H39:.H43])" office:value-type="float" office:value="0.986010837554932" calcext:value-type="float">
            <text:p>0.9860</text:p>
          </table:table-cell>
          <table:table-cell table:formula="of:=AVERAGE([.I39:.I43])" office:value-type="float" office:value="1.06285872459411" calcext:value-type="float">
            <text:p>1.0629</text:p>
          </table:table-cell>
          <table:table-cell table:formula="of:=AVERAGE([.J39:.J43])" office:value-type="float" office:value="1.08926863670349" calcext:value-type="float">
            <text:p>1.0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39:.B43]); 4)" office:value-type="float" office:value="0.0236" calcext:value-type="float">
            <text:p>0.0236</text:p>
          </table:table-cell>
          <table:table-cell table:formula="of:=ROUND(STDEV([.C39:.C43]); 4)" office:value-type="float" office:value="0.4934" calcext:value-type="float">
            <text:p>0.4934</text:p>
          </table:table-cell>
          <table:table-cell table:formula="of:=ROUND(STDEV([.D39:.D43]); 4)" office:value-type="float" office:value="0.3044" calcext:value-type="float">
            <text:p>0.3044</text:p>
          </table:table-cell>
          <table:table-cell table:formula="of:=ROUND(STDEV([.E39:.E43]); 4)" office:value-type="float" office:value="0.0334" calcext:value-type="float">
            <text:p>0.0334</text:p>
          </table:table-cell>
          <table:table-cell table:formula="of:=ROUND(STDEV([.F39:.F43]); 4)" office:value-type="float" office:value="0.5044" calcext:value-type="float">
            <text:p>0.5044</text:p>
          </table:table-cell>
          <table:table-cell table:formula="of:=ROUND(STDEV([.G39:.G43]); 4)" office:value-type="float" office:value="0.3695" calcext:value-type="float">
            <text:p>0.3695</text:p>
          </table:table-cell>
          <table:table-cell table:formula="of:=ROUND(STDEV([.H39:.H43]); 4)" office:value-type="float" office:value="0.0141" calcext:value-type="float">
            <text:p>0.0141</text:p>
          </table:table-cell>
          <table:table-cell table:formula="of:=ROUND(STDEV([.I39:.I43]); 4)" office:value-type="float" office:value="0.0381" calcext:value-type="float">
            <text:p>0.0381</text:p>
          </table:table-cell>
          <table:table-cell table:formula="of:=ROUND(STDEV([.J39:.J43]); 4)" office:value-type="float" office:value="0.0685" calcext:value-type="float">
            <text:p>0.0685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39:.B44]); 5)" office:value-type="float" office:value="0.0185035307768584" calcext:value-type="float">
            <text:p>0.0185</text:p>
          </table:table-cell>
          <table:table-cell table:formula="of:=CONFIDENCE(0.05; STDEV([.C39:.C44]); 5)" office:value-type="float" office:value="0.386822857620944" calcext:value-type="float">
            <text:p>0.3868</text:p>
          </table:table-cell>
          <table:table-cell table:formula="of:=CONFIDENCE(0.05; STDEV([.D39:.D44]); 5)" office:value-type="float" office:value="0.23860653664121" calcext:value-type="float">
            <text:p>0.2386</text:p>
          </table:table-cell>
          <table:table-cell table:formula="of:=CONFIDENCE(0.05; STDEV([.E39:.E44]); 5)" office:value-type="float" office:value="0.0262155078396289" calcext:value-type="float">
            <text:p>0.0262</text:p>
          </table:table-cell>
          <table:table-cell table:formula="of:=CONFIDENCE(0.05; STDEV([.F39:.F44]); 5)" office:value-type="float" office:value="0.395428160315445" calcext:value-type="float">
            <text:p>0.3954</text:p>
          </table:table-cell>
          <table:table-cell table:formula="of:=CONFIDENCE(0.05; STDEV([.G39:.G44]); 5)" office:value-type="float" office:value="0.289721196453459" calcext:value-type="float">
            <text:p>0.2897</text:p>
          </table:table-cell>
          <table:table-cell table:formula="of:=CONFIDENCE(0.05; STDEV([.H39:.H44]); 5)" office:value-type="float" office:value="0.0110311228359028" calcext:value-type="float">
            <text:p>0.0110</text:p>
          </table:table-cell>
          <table:table-cell table:formula="of:=CONFIDENCE(0.05; STDEV([.I39:.I44]); 5)" office:value-type="float" office:value="0.0298855074600767" calcext:value-type="float">
            <text:p>0.0299</text:p>
          </table:table-cell>
          <table:table-cell table:formula="of:=CONFIDENCE(0.05; STDEV([.J39:.J44]); 5)" office:value-type="float" office:value="0.053694322625809" calcext:value-type="float">
            <text:p>0.0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44]-[.B46]; 2);&quot; - &quot;;ROUND([.B44]+[.B46]; 2))" office:value-type="string" office:string-value="9.6 - 9.64" calcext:value-type="string">
            <text:p>9.6 - 9.64</text:p>
          </table:table-cell>
          <table:table-cell table:style-name="ce1" table:formula="of:=CONCATENATE(ROUND([.C44]-[.C46]; 2);&quot; - &quot;;ROUND([.C44]+[.C46]; 2))" office:value-type="string" office:string-value="9.94 - 10.72" calcext:value-type="string">
            <text:p>9.94 - 10.72</text:p>
          </table:table-cell>
          <table:table-cell table:style-name="ce1" table:formula="of:=CONCATENATE(ROUND([.D44]-[.D46]; 2);&quot; - &quot;;ROUND([.D44]+[.D46]; 2))" office:value-type="string" office:string-value="10.19 - 10.67" calcext:value-type="string">
            <text:p>10.19 - 10.67</text:p>
          </table:table-cell>
          <table:table-cell table:style-name="ce1" table:formula="of:=CONCATENATE(ROUND([.E44]-[.E46]; 2);&quot; - &quot;;ROUND([.E44]+[.E46]; 2))" office:value-type="string" office:string-value="9.87 - 9.92" calcext:value-type="string">
            <text:p>9.87 - 9.92</text:p>
          </table:table-cell>
          <table:table-cell table:style-name="ce1" table:formula="of:=CONCATENATE(ROUND([.F44]-[.F46]; 2);&quot; - &quot;;ROUND([.F44]+[.F46]; 2))" office:value-type="string" office:string-value="10.5 - 11.29" calcext:value-type="string">
            <text:p>10.5 - 11.29</text:p>
          </table:table-cell>
          <table:table-cell table:style-name="ce1" table:formula="of:=CONCATENATE(ROUND([.G44]-[.G46]; 2);&quot; - &quot;;ROUND([.G44]+[.G46]; 2))" office:value-type="string" office:string-value="10.45 - 11.03" calcext:value-type="string">
            <text:p>10.45 - 11.03</text:p>
          </table:table-cell>
          <table:table-cell table:style-name="ce1" table:formula="of:=CONCATENATE(ROUND([.H44]-[.H46]; 2);&quot; - &quot;;ROUND([.H44]+[.H46]; 2))" office:value-type="string" office:string-value="0.97 - 1" calcext:value-type="string">
            <text:p>0.97 - 1</text:p>
          </table:table-cell>
          <table:table-cell table:style-name="ce1" table:formula="of:=CONCATENATE(ROUND([.I44]-[.I46]; 2);&quot; - &quot;;ROUND([.I44]+[.I46]; 2))" office:value-type="string" office:string-value="1.03 - 1.09" calcext:value-type="string">
            <text:p>1.03 - 1.09</text:p>
          </table:table-cell>
          <table:table-cell table:style-name="ce1" table:formula="of:=CONCATENATE(ROUND([.J44]-[.J46]; 2);&quot; - &quot;;ROUND([.J44]+[.J46]; 2))" office:value-type="string" office:string-value="1.04 - 1.14" calcext:value-type="string">
            <text:p>1.04 - 1.1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ind Mount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6737723350525" calcext:value-type="float">
            <text:p>9.6674</text:p>
          </table:table-cell>
          <table:table-cell office:value-type="float" office:value="9.74532294273376" calcext:value-type="float">
            <text:p>9.7453</text:p>
          </table:table-cell>
          <table:table-cell office:value-type="float" office:value="10.0529992580414" calcext:value-type="float">
            <text:p>10.0530</text:p>
          </table:table-cell>
          <table:table-cell office:value-type="float" office:value="10.3384590148926" calcext:value-type="float">
            <text:p>10.3385</text:p>
          </table:table-cell>
          <table:table-cell office:value-type="float" office:value="10.5732522010803" calcext:value-type="float">
            <text:p>10.5733</text:p>
          </table:table-cell>
          <table:table-cell office:value-type="float" office:value="10.4570052623749" calcext:value-type="float">
            <text:p>10.4570</text:p>
          </table:table-cell>
          <table:table-cell office:value-type="float" office:value="1.07395005226135" calcext:value-type="float">
            <text:p>1.0740</text:p>
          </table:table-cell>
          <table:table-cell office:value-type="float" office:value="1.02190184593201" calcext:value-type="float">
            <text:p>1.0219</text:p>
          </table:table-cell>
          <table:table-cell office:value-type="float" office:value="1.02475023269653" calcext:value-type="float">
            <text:p>1.0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069403648376" calcext:value-type="float">
            <text:p>10.0069</text:p>
          </table:table-cell>
          <table:table-cell office:value-type="float" office:value="9.71771430969238" calcext:value-type="float">
            <text:p>9.7177</text:p>
          </table:table-cell>
          <table:table-cell office:value-type="float" office:value="10.3270454406738" calcext:value-type="float">
            <text:p>10.3270</text:p>
          </table:table-cell>
          <table:table-cell office:value-type="float" office:value="9.63824319839478" calcext:value-type="float">
            <text:p>9.6382</text:p>
          </table:table-cell>
          <table:table-cell office:value-type="float" office:value="10.5671739578247" calcext:value-type="float">
            <text:p>10.5672</text:p>
          </table:table-cell>
          <table:table-cell office:value-type="float" office:value="10.5891110897064" calcext:value-type="float">
            <text:p>10.5891</text:p>
          </table:table-cell>
          <table:table-cell office:value-type="float" office:value="0.956677198410034" calcext:value-type="float">
            <text:p>0.9567</text:p>
          </table:table-cell>
          <table:table-cell office:value-type="float" office:value="1.02500104904175" calcext:value-type="float">
            <text:p>1.0250</text:p>
          </table:table-cell>
          <table:table-cell office:value-type="float" office:value="1.01217103004456" calcext:value-type="float">
            <text:p>1.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2382411956787" calcext:value-type="float">
            <text:p>9.6238</text:p>
          </table:table-cell>
          <table:table-cell office:value-type="float" office:value="10.6021428108215" calcext:value-type="float">
            <text:p>10.6021</text:p>
          </table:table-cell>
          <table:table-cell office:value-type="float" office:value="10.6055881977081" calcext:value-type="float">
            <text:p>10.6056</text:p>
          </table:table-cell>
          <table:table-cell office:value-type="float" office:value="9.82074499130249" calcext:value-type="float">
            <text:p>9.8207</text:p>
          </table:table-cell>
          <table:table-cell office:value-type="float" office:value="11.0645370483398" calcext:value-type="float">
            <text:p>11.0645</text:p>
          </table:table-cell>
          <table:table-cell office:value-type="float" office:value="10.6562700271606" calcext:value-type="float">
            <text:p>10.6563</text:p>
          </table:table-cell>
          <table:table-cell office:value-type="float" office:value="1.05301785469055" calcext:value-type="float">
            <text:p>1.0530</text:p>
          </table:table-cell>
          <table:table-cell office:value-type="float" office:value="1.00829386711121" calcext:value-type="float">
            <text:p>1.0083</text:p>
          </table:table-cell>
          <table:table-cell office:value-type="float" office:value="1.01294541358948" calcext:value-type="float">
            <text:p>1.0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078538894653" calcext:value-type="float">
            <text:p>10.1079</text:p>
          </table:table-cell>
          <table:table-cell office:value-type="float" office:value="10.6221256256104" calcext:value-type="float">
            <text:p>10.6221</text:p>
          </table:table-cell>
          <table:table-cell office:value-type="float" office:value="10.5982055664063" calcext:value-type="float">
            <text:p>10.5982</text:p>
          </table:table-cell>
          <table:table-cell office:value-type="float" office:value="10.5120346546173" calcext:value-type="float">
            <text:p>10.5120</text:p>
          </table:table-cell>
          <table:table-cell office:value-type="float" office:value="11.0818445682526" calcext:value-type="float">
            <text:p>11.0818</text:p>
          </table:table-cell>
          <table:table-cell office:value-type="float" office:value="10.4816768169403" calcext:value-type="float">
            <text:p>10.4817</text:p>
          </table:table-cell>
          <table:table-cell office:value-type="float" office:value="1.04376649856567" calcext:value-type="float">
            <text:p>1.0438</text:p>
          </table:table-cell>
          <table:table-cell office:value-type="float" office:value="1.01566696166992" calcext:value-type="float">
            <text:p>1.0157</text:p>
          </table:table-cell>
          <table:table-cell office:value-type="float" office:value="1.01025032997131" calcext:value-type="float">
            <text:p>1.0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7124" calcext:value-type="float">
            <text:p>9.7124</text:p>
          </table:table-cell>
          <table:table-cell office:value-type="float" office:value="11.9240052700043" calcext:value-type="float">
            <text:p>11.9240</text:p>
          </table:table-cell>
          <table:table-cell office:value-type="float" office:value="11.2637622356415" calcext:value-type="float">
            <text:p>11.2638</text:p>
          </table:table-cell>
          <table:table-cell office:value-type="float" office:value="9.67708802223206" calcext:value-type="float">
            <text:p>9.6771</text:p>
          </table:table-cell>
          <table:table-cell office:value-type="float" office:value="11.2736253738403" calcext:value-type="float">
            <text:p>11.2736</text:p>
          </table:table-cell>
          <table:table-cell office:value-type="float" office:value="11.3400859832764" calcext:value-type="float">
            <text:p>11.3401</text:p>
          </table:table-cell>
          <table:table-cell office:value-type="float" office:value="0.967989921569824" calcext:value-type="float">
            <text:p>0.9680</text:p>
          </table:table-cell>
          <table:table-cell office:value-type="float" office:value="1.07983016967773" calcext:value-type="float">
            <text:p>1.0798</text:p>
          </table:table-cell>
          <table:table-cell office:value-type="float" office:value="1.21470189094543" calcext:value-type="float">
            <text:p>1.2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1:.B55])" office:value-type="float" office:value="9.8236791214752" calcext:value-type="float">
            <text:p>9.8237</text:p>
          </table:table-cell>
          <table:table-cell table:formula="of:=AVERAGE([.C51:.C55])" office:value-type="float" office:value="10.5222621917725" calcext:value-type="float">
            <text:p>10.5223</text:p>
          </table:table-cell>
          <table:table-cell table:formula="of:=AVERAGE([.D51:.D55])" office:value-type="float" office:value="10.5695201396942" calcext:value-type="float">
            <text:p>10.5695</text:p>
          </table:table-cell>
          <table:table-cell table:formula="of:=AVERAGE([.E51:.E55])" office:value-type="float" office:value="9.99731397628785" calcext:value-type="float">
            <text:p>9.9973</text:p>
          </table:table-cell>
          <table:table-cell table:formula="of:=AVERAGE([.F51:.F55])" office:value-type="float" office:value="10.9120866298675" calcext:value-type="float">
            <text:p>10.9121</text:p>
          </table:table-cell>
          <table:table-cell table:formula="of:=AVERAGE([.G51:.G55])" office:value-type="float" office:value="10.7048298358917" calcext:value-type="float">
            <text:p>10.7048</text:p>
          </table:table-cell>
          <table:table-cell table:formula="of:=AVERAGE([.H51:.H55])" office:value-type="float" office:value="1.01908030509949" calcext:value-type="float">
            <text:p>1.0191</text:p>
          </table:table-cell>
          <table:table-cell table:formula="of:=AVERAGE([.I51:.I55])" office:value-type="float" office:value="1.03013877868652" calcext:value-type="float">
            <text:p>1.0301</text:p>
          </table:table-cell>
          <table:table-cell table:formula="of:=AVERAGE([.J51:.J55])" office:value-type="float" office:value="1.05496377944946" calcext:value-type="float">
            <text:p>1.0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51:.B55]); 4)" office:value-type="float" office:value="0.2186" calcext:value-type="float">
            <text:p>0.2186</text:p>
          </table:table-cell>
          <table:table-cell table:formula="of:=ROUND(STDEV([.C51:.C55]); 4)" office:value-type="float" office:value="0.8989" calcext:value-type="float">
            <text:p>0.8989</text:p>
          </table:table-cell>
          <table:table-cell table:formula="of:=ROUND(STDEV([.D51:.D55]); 4)" office:value-type="float" office:value="0.4499" calcext:value-type="float">
            <text:p>0.4499</text:p>
          </table:table-cell>
          <table:table-cell table:formula="of:=ROUND(STDEV([.E51:.E55]); 4)" office:value-type="float" office:value="0.4012" calcext:value-type="float">
            <text:p>0.4012</text:p>
          </table:table-cell>
          <table:table-cell table:formula="of:=ROUND(STDEV([.F51:.F55]); 4)" office:value-type="float" office:value="0.3227" calcext:value-type="float">
            <text:p>0.3227</text:p>
          </table:table-cell>
          <table:table-cell table:formula="of:=ROUND(STDEV([.G51:.G55]); 4)" office:value-type="float" office:value="0.3642" calcext:value-type="float">
            <text:p>0.3642</text:p>
          </table:table-cell>
          <table:table-cell table:formula="of:=ROUND(STDEV([.H51:.H55]); 4)" office:value-type="float" office:value="0.0531" calcext:value-type="float">
            <text:p>0.0531</text:p>
          </table:table-cell>
          <table:table-cell table:formula="of:=ROUND(STDEV([.I51:.I55]); 4)" office:value-type="float" office:value="0.0285" calcext:value-type="float">
            <text:p>0.0285</text:p>
          </table:table-cell>
          <table:table-cell table:formula="of:=ROUND(STDEV([.J51:.J55]); 4)" office:value-type="float" office:value="0.0895" calcext:value-type="float">
            <text:p>0.0895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51:.B56]); 5)" office:value-type="float" office:value="0.171357501057813" calcext:value-type="float">
            <text:p>0.1714</text:p>
          </table:table-cell>
          <table:table-cell table:formula="of:=CONFIDENCE(0.05; STDEV([.C51:.C56]); 5)" office:value-type="float" office:value="0.70473384359976" calcext:value-type="float">
            <text:p>0.7047</text:p>
          </table:table-cell>
          <table:table-cell table:formula="of:=CONFIDENCE(0.05; STDEV([.D51:.D56]); 5)" office:value-type="float" office:value="0.352724617134076" calcext:value-type="float">
            <text:p>0.3527</text:p>
          </table:table-cell>
          <table:table-cell table:formula="of:=CONFIDENCE(0.05; STDEV([.E51:.E56]); 5)" office:value-type="float" office:value="0.314565465064714" calcext:value-type="float">
            <text:p>0.3146</text:p>
          </table:table-cell>
          <table:table-cell table:formula="of:=CONFIDENCE(0.05; STDEV([.F51:.F56]); 5)" office:value-type="float" office:value="0.252992610472828" calcext:value-type="float">
            <text:p>0.2530</text:p>
          </table:table-cell>
          <table:table-cell table:formula="of:=CONFIDENCE(0.05; STDEV([.G51:.G56]); 5)" office:value-type="float" office:value="0.285513287779788" calcext:value-type="float">
            <text:p>0.2855</text:p>
          </table:table-cell>
          <table:table-cell table:formula="of:=CONFIDENCE(0.05; STDEV([.H51:.H56]); 5)" office:value-type="float" office:value="0.0416255554258256" calcext:value-type="float">
            <text:p>0.0416</text:p>
          </table:table-cell>
          <table:table-cell table:formula="of:=CONFIDENCE(0.05; STDEV([.I51:.I56]); 5)" office:value-type="float" office:value="0.0223474103915169" calcext:value-type="float">
            <text:p>0.0223</text:p>
          </table:table-cell>
          <table:table-cell table:formula="of:=CONFIDENCE(0.05; STDEV([.J51:.J56]); 5)" office:value-type="float" office:value="0.0701493838568046" calcext:value-type="float">
            <text:p>0.0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56]-[.B58]; 2);&quot; - &quot;;ROUND([.B56]+[.B58]; 2))" office:value-type="string" office:string-value="9.65 - 10" calcext:value-type="string">
            <text:p>9.65 - 10</text:p>
          </table:table-cell>
          <table:table-cell table:style-name="ce1" table:formula="of:=CONCATENATE(ROUND([.C56]-[.C58]; 2);&quot; - &quot;;ROUND([.C56]+[.C58]; 2))" office:value-type="string" office:string-value="9.82 - 11.23" calcext:value-type="string">
            <text:p>9.82 - 11.23</text:p>
          </table:table-cell>
          <table:table-cell table:style-name="ce1" table:formula="of:=CONCATENATE(ROUND([.D56]-[.D58]; 2);&quot; - &quot;;ROUND([.D56]+[.D58]; 2))" office:value-type="string" office:string-value="10.22 - 10.92" calcext:value-type="string">
            <text:p>10.22 - 10.92</text:p>
          </table:table-cell>
          <table:table-cell table:style-name="ce1" table:formula="of:=CONCATENATE(ROUND([.E56]-[.E58]; 2);&quot; - &quot;;ROUND([.E56]+[.E58]; 2))" office:value-type="string" office:string-value="9.68 - 10.31" calcext:value-type="string">
            <text:p>9.68 - 10.31</text:p>
          </table:table-cell>
          <table:table-cell table:style-name="ce1" table:formula="of:=CONCATENATE(ROUND([.F56]-[.F58]; 2);&quot; - &quot;;ROUND([.F56]+[.F58]; 2))" office:value-type="string" office:string-value="10.66 - 11.17" calcext:value-type="string">
            <text:p>10.66 - 11.17</text:p>
          </table:table-cell>
          <table:table-cell table:style-name="ce1" table:formula="of:=CONCATENATE(ROUND([.G56]-[.G58]; 2);&quot; - &quot;;ROUND([.G56]+[.G58]; 2))" office:value-type="string" office:string-value="10.42 - 10.99" calcext:value-type="string">
            <text:p>10.42 - 10.99</text:p>
          </table:table-cell>
          <table:table-cell table:style-name="ce1" table:formula="of:=CONCATENATE(ROUND([.H56]-[.H58]; 2);&quot; - &quot;;ROUND([.H56]+[.H58]; 2))" office:value-type="string" office:string-value="0.98 - 1.06" calcext:value-type="string">
            <text:p>0.98 - 1.06</text:p>
          </table:table-cell>
          <table:table-cell table:style-name="ce1" table:formula="of:=CONCATENATE(ROUND([.I56]-[.I58]; 2);&quot; - &quot;;ROUND([.I56]+[.I58]; 2))" office:value-type="string" office:string-value="1.01 - 1.05" calcext:value-type="string">
            <text:p>1.01 - 1.05</text:p>
          </table:table-cell>
          <table:table-cell table:style-name="ce1" table:formula="of:=CONCATENATE(ROUND([.J56]-[.J58]; 2);&quot; - &quot;;ROUND([.J56]+[.J58]; 2))" office:value-type="string" office:string-value="0.98 - 1.13" calcext:value-type="string">
            <text:p>0.98 - 1.13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0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591768264771" calcext:value-type="float">
            <text:p>9.6159</text:p>
          </table:table-cell>
          <table:table-cell office:value-type="float" office:value="10.6193454265594" calcext:value-type="float">
            <text:p>10.6193</text:p>
          </table:table-cell>
          <table:table-cell office:value-type="float" office:value="9.8410906791687" calcext:value-type="float">
            <text:p>9.8411</text:p>
          </table:table-cell>
          <table:table-cell office:value-type="float" office:value="9.79925584793091" calcext:value-type="float">
            <text:p>9.7993</text:p>
          </table:table-cell>
          <table:table-cell office:value-type="float" office:value="10.2872958183289" calcext:value-type="float">
            <text:p>10.2873</text:p>
          </table:table-cell>
          <table:table-cell office:value-type="float" office:value="10.258469581604" calcext:value-type="float">
            <text:p>10.2585</text:p>
          </table:table-cell>
          <table:table-cell office:value-type="float" office:value="1.01306581497192" calcext:value-type="float">
            <text:p>1.0131</text:p>
          </table:table-cell>
          <table:table-cell office:value-type="float" office:value="1.01891016960144" calcext:value-type="float">
            <text:p>1.0189</text:p>
          </table:table-cell>
          <table:table-cell office:value-type="float" office:value="1.01324987411499" calcext:value-type="float">
            <text:p>1.0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1573815345764" calcext:value-type="float">
            <text:p>9.6157</text:p>
          </table:table-cell>
          <table:table-cell office:value-type="float" office:value="11.3699636459351" calcext:value-type="float">
            <text:p>11.3700</text:p>
          </table:table-cell>
          <table:table-cell office:value-type="float" office:value="10.5325725078583" calcext:value-type="float">
            <text:p>10.5326</text:p>
          </table:table-cell>
          <table:table-cell office:value-type="float" office:value="10.0859308242798" calcext:value-type="float">
            <text:p>10.0859</text:p>
          </table:table-cell>
          <table:table-cell office:value-type="float" office:value="11.1149098873138" calcext:value-type="float">
            <text:p>11.1149</text:p>
          </table:table-cell>
          <table:table-cell office:value-type="float" office:value="11.2079677581787" calcext:value-type="float">
            <text:p>11.2080</text:p>
          </table:table-cell>
          <table:table-cell office:value-type="float" office:value="1.01666617393494" calcext:value-type="float">
            <text:p>1.0167</text:p>
          </table:table-cell>
          <table:table-cell office:value-type="float" office:value="1.088547706604" calcext:value-type="float">
            <text:p>1.0885</text:p>
          </table:table-cell>
          <table:table-cell office:value-type="float" office:value="1.09762024879456" calcext:value-type="float">
            <text:p>1.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8265104293823" calcext:value-type="float">
            <text:p>9.6827</text:p>
          </table:table-cell>
          <table:table-cell office:value-type="float" office:value="10.2121553421021" calcext:value-type="float">
            <text:p>10.2122</text:p>
          </table:table-cell>
          <table:table-cell office:value-type="float" office:value="10.6719920635223" calcext:value-type="float">
            <text:p>10.6720</text:p>
          </table:table-cell>
          <table:table-cell office:value-type="float" office:value="9.78652954101563" calcext:value-type="float">
            <text:p>9.7865</text:p>
          </table:table-cell>
          <table:table-cell office:value-type="float" office:value="10.8826494216919" calcext:value-type="float">
            <text:p>10.8826</text:p>
          </table:table-cell>
          <table:table-cell office:value-type="float" office:value="10.5004062652588" calcext:value-type="float">
            <text:p>10.5004</text:p>
          </table:table-cell>
          <table:table-cell office:value-type="float" office:value="1.01857423782349" calcext:value-type="float">
            <text:p>1.0186</text:p>
          </table:table-cell>
          <table:table-cell office:value-type="float" office:value="1.09411478042603" calcext:value-type="float">
            <text:p>1.0941</text:p>
          </table:table-cell>
          <table:table-cell office:value-type="float" office:value="1.11449790000916" calcext:value-type="float">
            <text:p>1.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075747013092" calcext:value-type="float">
            <text:p>9.6076</text:p>
          </table:table-cell>
          <table:table-cell office:value-type="float" office:value="9.71872711181641" calcext:value-type="float">
            <text:p>9.7187</text:p>
          </table:table-cell>
          <table:table-cell office:value-type="float" office:value="9.82303619384766" calcext:value-type="float">
            <text:p>9.8230</text:p>
          </table:table-cell>
          <table:table-cell office:value-type="float" office:value="9.7575421333313" calcext:value-type="float">
            <text:p>9.7575</text:p>
          </table:table-cell>
          <table:table-cell office:value-type="float" office:value="10.2535171508789" calcext:value-type="float">
            <text:p>10.2535</text:p>
          </table:table-cell>
          <table:table-cell office:value-type="float" office:value="10.5999500751495" calcext:value-type="float">
            <text:p>10.6000</text:p>
          </table:table-cell>
          <table:table-cell office:value-type="float" office:value="1.02022242546082" calcext:value-type="float">
            <text:p>1.0202</text:p>
          </table:table-cell>
          <table:table-cell office:value-type="float" office:value="1.02927279472351" calcext:value-type="float">
            <text:p>1.0293</text:p>
          </table:table-cell>
          <table:table-cell office:value-type="float" office:value="1.06766653060913" calcext:value-type="float">
            <text:p>1.0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6998941898346" calcext:value-type="float">
            <text:p>9.6999</text:p>
          </table:table-cell>
          <table:table-cell office:value-type="float" office:value="10.5960528850555" calcext:value-type="float">
            <text:p>10.5961</text:p>
          </table:table-cell>
          <table:table-cell office:value-type="float" office:value="11.2107594013214" calcext:value-type="float">
            <text:p>11.2108</text:p>
          </table:table-cell>
          <table:table-cell office:value-type="float" office:value="9.89434146881104" calcext:value-type="float">
            <text:p>9.8943</text:p>
          </table:table-cell>
          <table:table-cell office:value-type="float" office:value="11.046422958374" calcext:value-type="float">
            <text:p>11.0464</text:p>
          </table:table-cell>
          <table:table-cell office:value-type="float" office:value="11.2003998756409" calcext:value-type="float">
            <text:p>11.2004</text:p>
          </table:table-cell>
          <table:table-cell office:value-type="float" office:value="1.01334810256958" calcext:value-type="float">
            <text:p>1.0133</text:p>
          </table:table-cell>
          <table:table-cell office:value-type="float" office:value="1.07786536216736" calcext:value-type="float">
            <text:p>1.0779</text:p>
          </table:table-cell>
          <table:table-cell office:value-type="float" office:value="1.11660981178284" calcext:value-type="float">
            <text:p>1.1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3:.B67])" office:value-type="float" office:value="9.64435515403748" calcext:value-type="float">
            <text:p>9.6444</text:p>
          </table:table-cell>
          <table:table-cell table:formula="of:=AVERAGE([.C63:.C67])" office:value-type="float" office:value="10.5032488822937" calcext:value-type="float">
            <text:p>10.5032</text:p>
          </table:table-cell>
          <table:table-cell table:formula="of:=AVERAGE([.D63:.D67])" office:value-type="float" office:value="10.4158901691437" calcext:value-type="float">
            <text:p>10.4159</text:p>
          </table:table-cell>
          <table:table-cell table:formula="of:=AVERAGE([.E63:.E67])" office:value-type="float" office:value="9.86471996307374" calcext:value-type="float">
            <text:p>9.8647</text:p>
          </table:table-cell>
          <table:table-cell table:formula="of:=AVERAGE([.F63:.F67])" office:value-type="float" office:value="10.7169590473175" calcext:value-type="float">
            <text:p>10.7170</text:p>
          </table:table-cell>
          <table:table-cell table:formula="of:=AVERAGE([.G63:.G67])" office:value-type="float" office:value="10.7534387111664" calcext:value-type="float">
            <text:p>10.7534</text:p>
          </table:table-cell>
          <table:table-cell table:formula="of:=AVERAGE([.H63:.H67])" office:value-type="float" office:value="1.01637535095215" calcext:value-type="float">
            <text:p>1.0164</text:p>
          </table:table-cell>
          <table:table-cell table:formula="of:=AVERAGE([.I63:.I67])" office:value-type="float" office:value="1.06174216270447" calcext:value-type="float">
            <text:p>1.0617</text:p>
          </table:table-cell>
          <table:table-cell table:formula="of:=AVERAGE([.J63:.J67])" office:value-type="float" office:value="1.08192887306214" calcext:value-type="float">
            <text:p>1.0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63:.B67]); 4)" office:value-type="float" office:value="0.0434" calcext:value-type="float">
            <text:p>0.0434</text:p>
          </table:table-cell>
          <table:table-cell table:formula="of:=ROUND(STDEV([.C63:.C67]); 4)" office:value-type="float" office:value="0.6069" calcext:value-type="float">
            <text:p>0.6069</text:p>
          </table:table-cell>
          <table:table-cell table:formula="of:=ROUND(STDEV([.D63:.D67]); 4)" office:value-type="float" office:value="0.5901" calcext:value-type="float">
            <text:p>0.5901</text:p>
          </table:table-cell>
          <table:table-cell table:formula="of:=ROUND(STDEV([.E63:.E67]); 4)" office:value-type="float" office:value="0.1339" calcext:value-type="float">
            <text:p>0.1339</text:p>
          </table:table-cell>
          <table:table-cell table:formula="of:=ROUND(STDEV([.F63:.F67]); 4)" office:value-type="float" office:value="0.4165" calcext:value-type="float">
            <text:p>0.4165</text:p>
          </table:table-cell>
          <table:table-cell table:formula="of:=ROUND(STDEV([.G63:.G67]); 4)" office:value-type="float" office:value="0.4298" calcext:value-type="float">
            <text:p>0.4298</text:p>
          </table:table-cell>
          <table:table-cell table:formula="of:=ROUND(STDEV([.H63:.H67]); 4)" office:value-type="float" office:value="0.0032" calcext:value-type="float">
            <text:p>0.0032</text:p>
          </table:table-cell>
          <table:table-cell table:formula="of:=ROUND(STDEV([.I63:.I67]); 4)" office:value-type="float" office:value="0.0351" calcext:value-type="float">
            <text:p>0.0351</text:p>
          </table:table-cell>
          <table:table-cell table:formula="of:=ROUND(STDEV([.J63:.J67]); 4)" office:value-type="float" office:value="0.0431" calcext:value-type="float">
            <text:p>0.0431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63:.B68]); 5)" office:value-type="float" office:value="0.0340189765004319" calcext:value-type="float">
            <text:p>0.0340</text:p>
          </table:table-cell>
          <table:table-cell table:formula="of:=CONFIDENCE(0.05; STDEV([.C63:.C68]); 5)" office:value-type="float" office:value="0.47583071068873" calcext:value-type="float">
            <text:p>0.4758</text:p>
          </table:table-cell>
          <table:table-cell table:formula="of:=CONFIDENCE(0.05; STDEV([.D63:.D68]); 5)" office:value-type="float" office:value="0.462632937066709" calcext:value-type="float">
            <text:p>0.4626</text:p>
          </table:table-cell>
          <table:table-cell table:formula="of:=CONFIDENCE(0.05; STDEV([.E63:.E68]); 5)" office:value-type="float" office:value="0.104961924293863" calcext:value-type="float">
            <text:p>0.1050</text:p>
          </table:table-cell>
          <table:table-cell table:formula="of:=CONFIDENCE(0.05; STDEV([.F63:.F68]); 5)" office:value-type="float" office:value="0.32649812158868" calcext:value-type="float">
            <text:p>0.3265</text:p>
          </table:table-cell>
          <table:table-cell table:formula="of:=CONFIDENCE(0.05; STDEV([.G63:.G68]); 5)" office:value-type="float" office:value="0.33696553482729" calcext:value-type="float">
            <text:p>0.3370</text:p>
          </table:table-cell>
          <table:table-cell table:formula="of:=CONFIDENCE(0.05; STDEV([.H63:.H68]); 5)" office:value-type="float" office:value="0.00247412131198674" calcext:value-type="float">
            <text:p>0.0025</text:p>
          </table:table-cell>
          <table:table-cell table:formula="of:=CONFIDENCE(0.05; STDEV([.I63:.I68]); 5)" office:value-type="float" office:value="0.0274823592332568" calcext:value-type="float">
            <text:p>0.0275</text:p>
          </table:table-cell>
          <table:table-cell table:formula="of:=CONFIDENCE(0.05; STDEV([.J63:.J68]); 5)" office:value-type="float" office:value="0.0337886595030904" calcext:value-type="float">
            <text:p>0.0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68]-[.B70]; 2);&quot; - &quot;;ROUND([.B68]+[.B70]; 2))" office:value-type="string" office:string-value="9.61 - 9.68" calcext:value-type="string">
            <text:p>9.61 - 9.68</text:p>
          </table:table-cell>
          <table:table-cell table:style-name="ce1" table:formula="of:=CONCATENATE(ROUND([.C68]-[.C70]; 2);&quot; - &quot;;ROUND([.C68]+[.C70]; 2))" office:value-type="string" office:string-value="10.03 - 10.98" calcext:value-type="string">
            <text:p>10.03 - 10.98</text:p>
          </table:table-cell>
          <table:table-cell table:style-name="ce1" table:formula="of:=CONCATENATE(ROUND([.D68]-[.D70]; 2);&quot; - &quot;;ROUND([.D68]+[.D70]; 2))" office:value-type="string" office:string-value="9.95 - 10.88" calcext:value-type="string">
            <text:p>9.95 - 10.88</text:p>
          </table:table-cell>
          <table:table-cell table:style-name="ce1" table:formula="of:=CONCATENATE(ROUND([.E68]-[.E70]; 2);&quot; - &quot;;ROUND([.E68]+[.E70]; 2))" office:value-type="string" office:string-value="9.76 - 9.97" calcext:value-type="string">
            <text:p>9.76 - 9.97</text:p>
          </table:table-cell>
          <table:table-cell table:style-name="ce1" table:formula="of:=CONCATENATE(ROUND([.F68]-[.F70]; 2);&quot; - &quot;;ROUND([.F68]+[.F70]; 2))" office:value-type="string" office:string-value="10.39 - 11.04" calcext:value-type="string">
            <text:p>10.39 - 11.04</text:p>
          </table:table-cell>
          <table:table-cell table:style-name="ce1" table:formula="of:=CONCATENATE(ROUND([.G68]-[.G70]; 2);&quot; - &quot;;ROUND([.G68]+[.G70]; 2))" office:value-type="string" office:string-value="10.42 - 11.09" calcext:value-type="string">
            <text:p>10.42 - 11.09</text:p>
          </table:table-cell>
          <table:table-cell table:style-name="ce1" table:formula="of:=CONCATENATE(ROUND([.H68]-[.H70]; 2);&quot; - &quot;;ROUND([.H68]+[.H70]; 2))" office:value-type="string" office:string-value="1.01 - 1.02" calcext:value-type="string">
            <text:p>1.01 - 1.02</text:p>
          </table:table-cell>
          <table:table-cell table:style-name="ce1" table:formula="of:=CONCATENATE(ROUND([.I68]-[.I70]; 2);&quot; - &quot;;ROUND([.I68]+[.I70]; 2))" office:value-type="string" office:string-value="1.03 - 1.09" calcext:value-type="string">
            <text:p>1.03 - 1.09</text:p>
          </table:table-cell>
          <table:table-cell table:style-name="ce1" table:formula="of:=CONCATENATE(ROUND([.J68]-[.J70]; 2);&quot; - &quot;;ROUND([.J68]+[.J70]; 2))" office:value-type="string" office:string-value="1.05 - 1.12" calcext:value-type="string">
            <text:p>1.05 - 1.12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ayer 19 20 laye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ad time 1GB</text:p>
          </table:table-cell>
          <table:table-cell office:value-type="string" calcext:value-type="string">
            <text:p>Write time 1GB unmodified</text:p>
          </table:table-cell>
          <table:table-cell office:value-type="string" calcext:value-type="string">
            <text:p>Write time 1GB modified</text:p>
          </table:table-cell>
          <table:table-cell office:value-type="string" calcext:value-type="string">
            <text:p>Read time 10*100MB</text:p>
          </table:table-cell>
          <table:table-cell office:value-type="string" calcext:value-type="string">
            <text:p>Write time 10*100MB unmodified</text:p>
          </table:table-cell>
          <table:table-cell office:value-type="string" calcext:value-type="string">
            <text:p>Write time 10*100MB modified</text:p>
          </table:table-cell>
          <table:table-cell office:value-type="string" calcext:value-type="string">
            <text:p>Read time 100MB</text:p>
          </table:table-cell>
          <table:table-cell office:value-type="string" calcext:value-type="string">
            <text:p>Write time 100MB unmodified</text:p>
          </table:table-cell>
          <table:table-cell office:value-type="string" calcext:value-type="string">
            <text:p>Write time 100MB modifi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521759033203" calcext:value-type="float">
            <text:p>10.1522</text:p>
          </table:table-cell>
          <table:table-cell office:value-type="float" office:value="9.75621891021729" calcext:value-type="float">
            <text:p>9.7562</text:p>
          </table:table-cell>
          <table:table-cell office:value-type="float" office:value="9.89926981925964" calcext:value-type="float">
            <text:p>9.8993</text:p>
          </table:table-cell>
          <table:table-cell office:value-type="float" office:value="10.2978928089142" calcext:value-type="float">
            <text:p>10.2979</text:p>
          </table:table-cell>
          <table:table-cell office:value-type="float" office:value="10.4243307113647" calcext:value-type="float">
            <text:p>10.4243</text:p>
          </table:table-cell>
          <table:table-cell office:value-type="float" office:value="10.6491937637329" calcext:value-type="float">
            <text:p>10.6492</text:p>
          </table:table-cell>
          <table:table-cell office:value-type="float" office:value="1.01253175735474" calcext:value-type="float">
            <text:p>1.0125</text:p>
          </table:table-cell>
          <table:table-cell office:value-type="float" office:value="1.01485514640808" calcext:value-type="float">
            <text:p>1.0149</text:p>
          </table:table-cell>
          <table:table-cell office:value-type="float" office:value="1.03739905357361" calcext:value-type="float">
            <text:p>1.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438157558441" calcext:value-type="float">
            <text:p>10.1438</text:p>
          </table:table-cell>
          <table:table-cell office:value-type="float" office:value="10.4941911697388" calcext:value-type="float">
            <text:p>10.4942</text:p>
          </table:table-cell>
          <table:table-cell office:value-type="float" office:value="10.6074829101563" calcext:value-type="float">
            <text:p>10.6075</text:p>
          </table:table-cell>
          <table:table-cell office:value-type="float" office:value="10.2931871414185" calcext:value-type="float">
            <text:p>10.2932</text:p>
          </table:table-cell>
          <table:table-cell office:value-type="float" office:value="10.712956905365" calcext:value-type="float">
            <text:p>10.7130</text:p>
          </table:table-cell>
          <table:table-cell office:value-type="float" office:value="10.2724575996399" calcext:value-type="float">
            <text:p>10.2725</text:p>
          </table:table-cell>
          <table:table-cell office:value-type="float" office:value="1.0156078338623" calcext:value-type="float">
            <text:p>1.0156</text:p>
          </table:table-cell>
          <table:table-cell office:value-type="float" office:value="1.02989292144775" calcext:value-type="float">
            <text:p>1.0299</text:p>
          </table:table-cell>
          <table:table-cell office:value-type="float" office:value="1.01650071144104" calcext:value-type="float">
            <text:p>1.0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37636423111" calcext:value-type="float">
            <text:p>10.1376</text:p>
          </table:table-cell>
          <table:table-cell office:value-type="float" office:value="11.0213515758514" calcext:value-type="float">
            <text:p>11.0214</text:p>
          </table:table-cell>
          <table:table-cell office:value-type="float" office:value="10.5681095123291" calcext:value-type="float">
            <text:p>10.5681</text:p>
          </table:table-cell>
          <table:table-cell office:value-type="float" office:value="10.3430573940277" calcext:value-type="float">
            <text:p>10.3431</text:p>
          </table:table-cell>
          <table:table-cell office:value-type="float" office:value="11.3954582214355" calcext:value-type="float">
            <text:p>11.3955</text:p>
          </table:table-cell>
          <table:table-cell office:value-type="float" office:value="11.3489415645599" calcext:value-type="float">
            <text:p>11.3489</text:p>
          </table:table-cell>
          <table:table-cell office:value-type="float" office:value="1.01561307907105" calcext:value-type="float">
            <text:p>1.0156</text:p>
          </table:table-cell>
          <table:table-cell office:value-type="float" office:value="1.12610030174255" calcext:value-type="float">
            <text:p>1.1261</text:p>
          </table:table-cell>
          <table:table-cell office:value-type="float" office:value="1.09892773628235" calcext:value-type="float">
            <text:p>1.0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1368699073792" calcext:value-type="float">
            <text:p>10.1369</text:p>
          </table:table-cell>
          <table:table-cell office:value-type="float" office:value="10.2244505882263" calcext:value-type="float">
            <text:p>10.2245</text:p>
          </table:table-cell>
          <table:table-cell office:value-type="float" office:value="9.93883800506592" calcext:value-type="float">
            <text:p>9.9388</text:p>
          </table:table-cell>
          <table:table-cell office:value-type="float" office:value="10.2568757534027" calcext:value-type="float">
            <text:p>10.2569</text:p>
          </table:table-cell>
          <table:table-cell office:value-type="float" office:value="11.72318983078" calcext:value-type="float">
            <text:p>11.7232</text:p>
          </table:table-cell>
          <table:table-cell office:value-type="float" office:value="11.5654549598694" calcext:value-type="float">
            <text:p>11.5655</text:p>
          </table:table-cell>
          <table:table-cell office:value-type="float" office:value="1.10867118835449" calcext:value-type="float">
            <text:p>1.1087</text:p>
          </table:table-cell>
          <table:table-cell office:value-type="float" office:value="1.10902285575867" calcext:value-type="float">
            <text:p>1.1090</text:p>
          </table:table-cell>
          <table:table-cell office:value-type="float" office:value="1.14309096336365" calcext:value-type="float">
            <text:p>1.1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2116491794586" calcext:value-type="float">
            <text:p>10.2116</text:p>
          </table:table-cell>
          <table:table-cell office:value-type="float" office:value="10.1364169120789" calcext:value-type="float">
            <text:p>10.1364</text:p>
          </table:table-cell>
          <table:table-cell office:value-type="float" office:value="9.75067853927612" calcext:value-type="float">
            <text:p>9.7507</text:p>
          </table:table-cell>
          <table:table-cell office:value-type="float" office:value="10.2554891109467" calcext:value-type="float">
            <text:p>10.2555</text:p>
          </table:table-cell>
          <table:table-cell office:value-type="float" office:value="10.2906439304352" calcext:value-type="float">
            <text:p>10.2906</text:p>
          </table:table-cell>
          <table:table-cell office:value-type="float" office:value="10.3565058708191" calcext:value-type="float">
            <text:p>10.3565</text:p>
          </table:table-cell>
          <table:table-cell office:value-type="float" office:value="1.01944160461426" calcext:value-type="float">
            <text:p>1.0194</text:p>
          </table:table-cell>
          <table:table-cell office:value-type="float" office:value="1.02769494056702" calcext:value-type="float">
            <text:p>1.0277</text:p>
          </table:table-cell>
          <table:table-cell office:value-type="float" office:value="1.0231237411499" calcext:value-type="float">
            <text:p>1.0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5:.B79])" office:value-type="float" office:value="10.1564294338226" calcext:value-type="float">
            <text:p>10.1564</text:p>
          </table:table-cell>
          <table:table-cell table:formula="of:=AVERAGE([.C75:.C79])" office:value-type="float" office:value="10.3265258312225" calcext:value-type="float">
            <text:p>10.3265</text:p>
          </table:table-cell>
          <table:table-cell table:formula="of:=AVERAGE([.D75:.D79])" office:value-type="float" office:value="10.1528757572174" calcext:value-type="float">
            <text:p>10.1529</text:p>
          </table:table-cell>
          <table:table-cell table:formula="of:=AVERAGE([.E75:.E79])" office:value-type="float" office:value="10.289300441742" calcext:value-type="float">
            <text:p>10.2893</text:p>
          </table:table-cell>
          <table:table-cell table:formula="of:=AVERAGE([.F75:.F79])" office:value-type="float" office:value="10.9093159198761" calcext:value-type="float">
            <text:p>10.9093</text:p>
          </table:table-cell>
          <table:table-cell table:formula="of:=AVERAGE([.G75:.G79])" office:value-type="float" office:value="10.8385107517242" calcext:value-type="float">
            <text:p>10.8385</text:p>
          </table:table-cell>
          <table:table-cell table:formula="of:=AVERAGE([.H75:.H79])" office:value-type="float" office:value="1.03437309265137" calcext:value-type="float">
            <text:p>1.0344</text:p>
          </table:table-cell>
          <table:table-cell table:formula="of:=AVERAGE([.I75:.I79])" office:value-type="float" office:value="1.06151323318481" calcext:value-type="float">
            <text:p>1.0615</text:p>
          </table:table-cell>
          <table:table-cell table:formula="of:=AVERAGE([.J75:.J79])" office:value-type="float" office:value="1.06380844116211" calcext:value-type="float">
            <text:p>1.0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ev</text:p>
          </table:table-cell>
          <table:table-cell table:formula="of:=ROUND(STDEV([.B75:.B79]); 4)" office:value-type="float" office:value="0.0315" calcext:value-type="float">
            <text:p>0.0315</text:p>
          </table:table-cell>
          <table:table-cell table:formula="of:=ROUND(STDEV([.C75:.C79]); 4)" office:value-type="float" office:value="0.4698" calcext:value-type="float">
            <text:p>0.4698</text:p>
          </table:table-cell>
          <table:table-cell table:formula="of:=ROUND(STDEV([.D75:.D79]); 4)" office:value-type="float" office:value="0.4034" calcext:value-type="float">
            <text:p>0.4034</text:p>
          </table:table-cell>
          <table:table-cell table:formula="of:=ROUND(STDEV([.E75:.E79]); 4)" office:value-type="float" office:value="0.036" calcext:value-type="float">
            <text:p>0.0360</text:p>
          </table:table-cell>
          <table:table-cell table:formula="of:=ROUND(STDEV([.F75:.F79]); 4)" office:value-type="float" office:value="0.6235" calcext:value-type="float">
            <text:p>0.6235</text:p>
          </table:table-cell>
          <table:table-cell table:formula="of:=ROUND(STDEV([.G75:.G79]); 4)" office:value-type="float" office:value="0.5869" calcext:value-type="float">
            <text:p>0.5869</text:p>
          </table:table-cell>
          <table:table-cell table:formula="of:=ROUND(STDEV([.H75:.H79]); 4)" office:value-type="float" office:value="0.0416" calcext:value-type="float">
            <text:p>0.0416</text:p>
          </table:table-cell>
          <table:table-cell table:formula="of:=ROUND(STDEV([.I75:.I79]); 4)" office:value-type="float" office:value="0.0518" calcext:value-type="float">
            <text:p>0.0518</text:p>
          </table:table-cell>
          <table:table-cell table:formula="of:=ROUND(STDEV([.J75:.J79]); 4)" office:value-type="float" office:value="0.055" calcext:value-type="float">
            <text:p>0.0550</text:p>
          </table:table-cell>
          <table:table-cell table:number-columns-repeated="6"/>
        </table:table-row>
        <table:table-row table:style-name="ro1">
          <table:table-cell/>
          <table:table-cell table:formula="of:=CONFIDENCE(0.05; STDEV([.B75:.B80]); 5)" office:value-type="float" office:value="0.0246742886456547" calcext:value-type="float">
            <text:p>0.0247</text:p>
          </table:table-cell>
          <table:table-cell table:formula="of:=CONFIDENCE(0.05; STDEV([.C75:.C80]); 5)" office:value-type="float" office:value="0.368286614462337" calcext:value-type="float">
            <text:p>0.3683</text:p>
          </table:table-cell>
          <table:table-cell table:formula="of:=CONFIDENCE(0.05; STDEV([.D75:.D80]); 5)" office:value-type="float" office:value="0.316272233177995" calcext:value-type="float">
            <text:p>0.3163</text:p>
          </table:table-cell>
          <table:table-cell table:formula="of:=CONFIDENCE(0.05; STDEV([.E75:.E80]); 5)" office:value-type="float" office:value="0.0281943707838754" calcext:value-type="float">
            <text:p>0.0282</text:p>
          </table:table-cell>
          <table:table-cell table:formula="of:=CONFIDENCE(0.05; STDEV([.F75:.F80]); 5)" office:value-type="float" office:value="0.488852522155719" calcext:value-type="float">
            <text:p>0.4889</text:p>
          </table:table-cell>
          <table:table-cell table:formula="of:=CONFIDENCE(0.05; STDEV([.G75:.G80]); 5)" office:value-type="float" office:value="0.460082213681823" calcext:value-type="float">
            <text:p>0.4601</text:p>
          </table:table-cell>
          <table:table-cell table:formula="of:=CONFIDENCE(0.05; STDEV([.H75:.H80]); 5)" office:value-type="float" office:value="0.0326185903301305" calcext:value-type="float">
            <text:p>0.0326</text:p>
          </table:table-cell>
          <table:table-cell table:formula="of:=CONFIDENCE(0.05; STDEV([.I75:.I80]); 5)" office:value-type="float" office:value="0.0406410746997686" calcext:value-type="float">
            <text:p>0.0406</text:p>
          </table:table-cell>
          <table:table-cell table:formula="of:=CONFIDENCE(0.05; STDEV([.J75:.J80]); 5)" office:value-type="float" office:value="0.0431366746630505" calcext:value-type="float">
            <text:p>0.0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% Confidence interval</text:p>
          </table:table-cell>
          <table:table-cell table:style-name="ce1" table:formula="of:=CONCATENATE(ROUND([.B80]-[.B82]; 2);&quot; - &quot;;ROUND([.B80]+[.B82]; 2))" office:value-type="string" office:string-value="10.13 - 10.18" calcext:value-type="string">
            <text:p>10.13 - 10.18</text:p>
          </table:table-cell>
          <table:table-cell table:style-name="ce1" table:formula="of:=CONCATENATE(ROUND([.C80]-[.C82]; 2);&quot; - &quot;;ROUND([.C80]+[.C82]; 2))" office:value-type="string" office:string-value="9.96 - 10.69" calcext:value-type="string">
            <text:p>9.96 - 10.69</text:p>
          </table:table-cell>
          <table:table-cell table:style-name="ce1" table:formula="of:=CONCATENATE(ROUND([.D80]-[.D82]; 2);&quot; - &quot;;ROUND([.D80]+[.D82]; 2))" office:value-type="string" office:string-value="9.84 - 10.47" calcext:value-type="string">
            <text:p>9.84 - 10.47</text:p>
          </table:table-cell>
          <table:table-cell table:style-name="ce1" table:formula="of:=CONCATENATE(ROUND([.E80]-[.E82]; 2);&quot; - &quot;;ROUND([.E80]+[.E82]; 2))" office:value-type="string" office:string-value="10.26 - 10.32" calcext:value-type="string">
            <text:p>10.26 - 10.32</text:p>
          </table:table-cell>
          <table:table-cell table:style-name="ce1" table:formula="of:=CONCATENATE(ROUND([.F80]-[.F82]; 2);&quot; - &quot;;ROUND([.F80]+[.F82]; 2))" office:value-type="string" office:string-value="10.42 - 11.4" calcext:value-type="string">
            <text:p>10.42 - 11.4</text:p>
          </table:table-cell>
          <table:table-cell table:style-name="ce1" table:formula="of:=CONCATENATE(ROUND([.G80]-[.G82]; 2);&quot; - &quot;;ROUND([.G80]+[.G82]; 2))" office:value-type="string" office:string-value="10.38 - 11.3" calcext:value-type="string">
            <text:p>10.38 - 11.3</text:p>
          </table:table-cell>
          <table:table-cell table:style-name="ce1" table:formula="of:=CONCATENATE(ROUND([.H80]-[.H82]; 2);&quot; - &quot;;ROUND([.H80]+[.H82]; 2))" office:value-type="string" office:string-value="1 - 1.07" calcext:value-type="string">
            <text:p>1 - 1.07</text:p>
          </table:table-cell>
          <table:table-cell table:style-name="ce1" table:formula="of:=CONCATENATE(ROUND([.I80]-[.I82]; 2);&quot; - &quot;;ROUND([.I80]+[.I82]; 2))" office:value-type="string" office:string-value="1.02 - 1.1" calcext:value-type="string">
            <text:p>1.02 - 1.1</text:p>
          </table:table-cell>
          <table:table-cell table:style-name="ce1" table:formula="of:=CONCATENATE(ROUND([.J80]-[.J82]; 2);&quot; - &quot;;ROUND([.J80]+[.J82]; 2))" office:value-type="string" office:string-value="1.02 - 1.11" calcext:value-type="string">
            <text:p>1.02 - 1.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2:44:30.31897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6:08:13.513129191</meta:creation-date>
    <meta:generator>LibreOffice/6.4.7.2$Linux_X86_64 LibreOffice_project/40$Build-2</meta:generator>
    <dc:date>2020-12-22T04:12:56.862797951</dc:date>
    <meta:editing-duration>PT1H23M2S</meta:editing-duration>
    <meta:editing-cycles>10</meta:editing-cycles>
    <meta:document-statistic meta:table-count="1" meta:cell-count="759" meta:object-count="0"/>
  </office:meta>
</office:document-meta>
</file>